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Sans-serif" svg:font-family="Sans-serif" style:font-family-generic="swiss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Sans-serif" fo:font-size="10.5pt" fo:font-weight="bold" officeooo:rsid="001fedb0" officeooo:paragraph-rsid="00166e49" style:font-size-asian="10.5pt" style:font-weight-asian="bold" style:font-size-complex="10.5pt" style:font-weight-complex="bold"/>
    </style:style>
    <style:style style:name="P2" style:family="paragraph" style:parent-style-name="Text_20_body">
      <style:paragraph-properties fo:margin-top="0cm" fo:margin-bottom="0cm" style:contextual-spacing="false" fo:orphans="2" fo:widows="2" fo:padding="0cm" fo:border="none"/>
      <style:text-properties style:font-name="Sans-serif" fo:font-size="11pt" fo:font-weight="normal" officeooo:rsid="001fedb0" officeooo:paragraph-rsid="00166e49" style:font-size-asian="11pt" style:font-weight-asian="normal" style:font-size-complex="11pt" style:font-weight-complex="normal"/>
    </style:style>
    <style:style style:name="P3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333f4" officeooo:paragraph-rsid="00166e49" style:font-size-asian="11pt" style:font-weight-asian="normal" style:font-size-complex="11pt" style:font-weight-complex="normal"/>
    </style:style>
    <style:style style:name="P4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5e5cb" officeooo:paragraph-rsid="00166e49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70a64" officeooo:paragraph-rsid="00166e49" style:font-size-asian="11pt" style:font-weight-asian="normal" style:font-size-complex="11pt" style:font-weight-complex="normal"/>
    </style:style>
    <style:style style:name="P6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70a64" officeooo:paragraph-rsid="001ae56d" style:font-size-asian="11pt" style:font-weight-asian="normal" style:font-size-complex="11pt" style:font-weight-complex="normal"/>
    </style:style>
    <style:style style:name="P7" style:family="paragraph" style:parent-style-name="Text_20_body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1pt" fo:font-weight="normal" officeooo:rsid="0029049f" officeooo:paragraph-rsid="00166e49" style:font-size-asian="11pt" style:font-weight-asian="normal" style:font-size-complex="11pt" style:font-weight-complex="normal"/>
    </style:style>
    <style:style style:name="P8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9049f" officeooo:paragraph-rsid="00166e49" style:font-size-asian="11pt" style:font-weight-asian="normal" style:font-size-complex="11pt" style:font-weight-complex="normal"/>
    </style:style>
    <style:style style:name="P9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2d76f3" officeooo:paragraph-rsid="00166e49" style:font-size-asian="11pt" style:font-weight-asian="normal" style:font-size-complex="11pt" style:font-weight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style:font-name="Sans-serif" fo:font-size="11pt" fo:font-weight="normal" officeooo:rsid="002d76f3" officeooo:paragraph-rsid="00166e49" style:font-size-asian="11pt" style:font-weight-asian="normal" style:font-size-complex="11pt" style:font-weight-complex="normal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style:font-name="Sans-serif" fo:font-weight="normal" officeooo:rsid="00270a64" officeooo:paragraph-rsid="00166e49" style:font-weight-asian="normal" style:font-weight-complex="normal"/>
    </style:style>
    <style:style style:name="P12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weight="normal" officeooo:rsid="00270a64" officeooo:paragraph-rsid="00166e49" style:font-weight-asian="normal" style:font-weight-complex="normal"/>
    </style:style>
    <style:style style:name="P13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weight="normal" officeooo:rsid="00270a64" officeooo:paragraph-rsid="001ae56d" style:font-weight-asian="normal" style:font-weight-complex="normal"/>
    </style:style>
    <style:style style:name="P14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officeooo:paragraph-rsid="00166e49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6pt" fo:letter-spacing="normal" fo:font-style="normal" fo:font-weight="bold" officeooo:rsid="00403f7d" officeooo:paragraph-rsid="00166e49" style:font-size-asian="16pt" style:font-size-complex="16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0pt" fo:letter-spacing="normal" fo:font-style="normal" fo:font-weight="bold" officeooo:paragraph-rsid="00166e49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Sans-serif" fo:font-size="10pt" fo:letter-spacing="normal" fo:font-style="normal" fo:font-weight="bold" officeooo:rsid="00403f7d" officeooo:paragraph-rsid="00166e49" style:font-size-asian="10pt" style:font-size-complex="10pt"/>
    </style:style>
    <style:style style:name="P18" style:family="paragraph" style:parent-style-name="Text_20_body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e7c18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417b3f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 fo:orphans="2" fo:widows="2" fo:padding="0cm" fo:border="none">
        <style:tab-stops>
          <style:tab-stop style:position="0.829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47d60" officeooo:paragraph-rsid="003939dd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 fo:orphans="2" fo:widows="2" fo:padding="0cm" fo:border="none">
        <style:tab-stops>
          <style:tab-stop style:position="0.829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47d60" officeooo:paragraph-rsid="003e7c18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 fo:orphans="2" fo:widows="2" fo:padding="0cm" fo:border="none">
        <style:tab-stops>
          <style:tab-stop style:position="0.829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47d60" officeooo:paragraph-rsid="00417b3f" style:font-size-asian="10pt" style:font-size-complex="10pt"/>
    </style:style>
    <style:style style:name="P23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bold" officeooo:rsid="0030a650" officeooo:paragraph-rsid="00166e49" style:font-size-asian="11pt" style:font-weight-asian="bold" style:font-size-complex="11pt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bold" officeooo:rsid="0035141d" officeooo:paragraph-rsid="0035141d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a67b6" officeooo:paragraph-rsid="00166e49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a67b6" officeooo:paragraph-rsid="00166e49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Text_20_body">
      <loext:graphic-properties draw:fill="none"/>
      <style:paragraph-properties fo:margin-left="2.4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a67b6" officeooo:paragraph-rsid="00166e49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a67b6" officeooo:paragraph-rsid="00166e49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a67b6" officeooo:paragraph-rsid="00166e49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3921f" officeooo:paragraph-rsid="0033921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4bda9" officeooo:paragraph-rsid="0034bda9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5141d" officeooo:paragraph-rsid="0035141d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3612a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36a6c8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969b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c8455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df15c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italic" style:text-underline-style="none" fo:font-weight="normal" officeooo:rsid="0032649d" officeooo:paragraph-rsid="0032649d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normal" officeooo:rsid="002516d2" officeooo:paragraph-rsid="00166e49" style:font-size-asian="11pt" style:font-weight-asian="normal" style:font-size-complex="11pt" style:font-weight-complex="normal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paragraph-rsid="0035141d" style:font-size-asian="11pt" style:font-weight-asian="bold" style:font-size-complex="11pt" style:font-weight-complex="bold"/>
    </style:style>
    <style:style style:name="P43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3612a9" style:font-size-asian="11pt" style:font-weight-asian="bold" style:font-size-complex="11pt" style:font-weight-complex="bold"/>
    </style:style>
    <style:style style:name="P44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36a6c8" style:font-size-asian="11pt" style:font-weight-asian="bold" style:font-size-complex="11pt" style:font-weight-complex="bold"/>
    </style:style>
    <style:style style:name="P45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4969ba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4c8455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4df15c" style:font-size-asian="11pt" style:font-weight-asian="bold" style:font-size-complex="11pt" style:font-weight-complex="bold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5141d" officeooo:paragraph-rsid="0036cdc9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fo:font-size="11pt" fo:letter-spacing="normal" fo:font-style="normal" fo:font-weight="bold" officeooo:paragraph-rsid="0035141d" style:font-size-asian="11pt" style:font-weight-asian="bold" style:font-size-complex="11pt" style:font-weight-complex="bold"/>
    </style:style>
    <style:style style:name="P50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officeooo:paragraph-rsid="00166e49"/>
    </style:style>
    <style:style style:name="P51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35141d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35141d"/>
    </style:style>
    <style:style style:name="P53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3612a9"/>
    </style:style>
    <style:style style:name="P54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36a6c8"/>
    </style:style>
    <style:style style:name="P55" style:family="paragraph" style:parent-style-name="Standard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969ba"/>
    </style:style>
    <style:style style:name="P5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969ba"/>
    </style:style>
    <style:style style:name="P57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c8455"/>
    </style:style>
    <style:style style:name="P58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a7127"/>
    </style:style>
    <style:style style:name="P59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df15c"/>
    </style:style>
    <style:style style:name="P60" style:family="paragraph" style:parent-style-name="Standard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5d0b7b"/>
    </style:style>
    <style:style style:name="P61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pt" fo:letter-spacing="normal" fo:font-style="normal" fo:font-weight="normal" officeooo:paragraph-rsid="00166e49" style:font-size-asian="10pt" style:font-weight-asian="normal" style:font-size-complex="10pt" style:font-weight-complex="normal"/>
    </style:style>
    <style:style style:name="P62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088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1f90ff" officeooo:paragraph-rsid="00166e49" style:font-size-asian="10pt" style:font-weight-asian="normal" style:font-size-complex="10pt" style:font-weight-complex="normal"/>
    </style:style>
    <style:style style:name="P63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194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1f90ff" officeooo:paragraph-rsid="00166e49" style:font-size-asian="10pt" style:font-size-complex="10pt"/>
    </style:style>
    <style:style style:name="P64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088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1f90ff" officeooo:paragraph-rsid="00166e49" style:font-size-asian="10pt" style:font-size-complex="10pt"/>
    </style:style>
    <style:style style:name="P65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>
        <style:tab-stops>
          <style:tab-stop style:position="0.088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1f90ff" officeooo:paragraph-rsid="00166e49" style:font-size-asian="10pt" style:font-size-complex="10pt"/>
    </style:style>
    <style:style style:name="P66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194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paragraph-rsid="00166e49" style:font-size-asian="10pt" style:font-size-complex="10pt"/>
    </style:style>
    <style:style style:name="P67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pt" fo:letter-spacing="normal" fo:font-style="normal" fo:font-weight="normal" officeooo:paragraph-rsid="00166e49" style:font-size-asian="10pt" style:font-size-complex="10pt"/>
    </style:style>
    <style:style style:name="P68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pt" fo:letter-spacing="normal" fo:font-style="normal" fo:font-weight="normal" officeooo:rsid="002d76f3" officeooo:paragraph-rsid="00166e49" style:font-size-asian="10pt" style:font-size-complex="10pt"/>
    </style:style>
    <style:style style:name="P69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564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08ceb" officeooo:paragraph-rsid="00166e49" style:font-size-asian="10pt" style:font-size-complex="10pt"/>
    </style:style>
    <style:style style:name="P70" style:family="paragraph" style:parent-style-name="Text_20_body" style:list-style-name="L1" style:master-page-name="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style:page-number="auto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612a9" style:font-size-asian="10pt" style:font-size-complex="10pt"/>
    </style:style>
    <style:style style:name="P71" style:family="paragraph" style:parent-style-name="Text_20_body" style:list-style-name="L1">
      <loext:graphic-properties draw:fill="none"/>
      <style:paragraph-properties fo:margin-left="2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612a9" style:font-size-asian="10pt" style:font-size-complex="10pt"/>
    </style:style>
    <style:style style:name="P72" style:family="paragraph" style:parent-style-name="Text_20_body" style:list-style-name="L1">
      <loext:graphic-properties draw:fill="none"/>
      <style:paragraph-properties fo:margin-left="2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fc3e2" style:font-size-asian="10pt" style:font-size-complex="10pt"/>
    </style:style>
    <style:style style:name="P73" style:family="paragraph" style:parent-style-name="Text_20_body" style:list-style-name="L1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3fc3e2" style:font-size-asian="10pt" style:font-size-complex="10pt"/>
    </style:style>
    <style:style style:name="P74" style:family="paragraph" style:parent-style-name="Text_20_body" style:list-style-name="L1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12a9" officeooo:paragraph-rsid="0040247c" style:font-size-asian="10pt" style:font-size-complex="10pt"/>
    </style:style>
    <style:style style:name="P75" style:family="paragraph" style:parent-style-name="Text_20_body" style:list-style-name="L1">
      <loext:graphic-properties draw:fill="none"/>
      <style:paragraph-properties fo:margin-left="2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6cdc9" officeooo:paragraph-rsid="003fc3e2" style:font-size-asian="10pt" style:font-size-complex="10pt"/>
    </style:style>
    <style:style style:name="P76" style:family="paragraph" style:parent-style-name="Text_20_body" style:list-style-name="L1">
      <loext:graphic-properties draw:fill="none"/>
      <style:paragraph-properties fo:margin-left="2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939dd" officeooo:paragraph-rsid="003939dd" style:font-size-asian="10pt" style:font-size-complex="10pt"/>
    </style:style>
    <style:style style:name="P77" style:family="paragraph" style:parent-style-name="Text_20_body" style:list-style-name="L1" style:master-page-name="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style:page-number="auto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7fc77" officeooo:paragraph-rsid="00166e49" style:font-size-asian="10pt" style:font-size-complex="10pt"/>
    </style:style>
    <style:style style:name="P78" style:family="paragraph" style:parent-style-name="Text_20_body" style:list-style-name="L1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37fc77" officeooo:paragraph-rsid="00166e49" style:font-size-asian="10pt" style:font-size-complex="10pt"/>
    </style:style>
    <style:style style:name="P79" style:family="paragraph" style:parent-style-name="Text_20_body" style:list-style-name="L1">
      <loext:graphic-properties draw:fill="none"/>
      <style:paragraph-properties fo:margin-left="2.6cm" fo:margin-right="0cm" fo:margin-top="0cm" fo:margin-bottom="0cm" style:contextual-spacing="false" fo:line-height="115%" fo:orphans="2" fo:widows="2" fo:text-indent="-0.6cm" style:auto-text-indent="false" fo:background-color="transparent" fo:padding="0cm" fo:border="none">
        <style:tab-stops>
          <style:tab-stop style:position="0.088cm"/>
          <style:tab-stop style:position="0.512cm"/>
        </style:tab-stops>
      </style:paragraph-properties>
      <style:text-properties fo:font-variant="normal" fo:text-transform="none" fo:color="#202122" loext:opacity="100%" style:font-name="Sans-serif" fo:font-size="10pt" fo:letter-spacing="normal" fo:font-style="normal" fo:font-weight="normal" officeooo:rsid="004603e1" officeooo:paragraph-rsid="004603e1" style:font-size-asian="10pt" style:font-size-complex="10pt"/>
    </style:style>
    <style:style style:name="P80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Sans-serif" fo:font-size="10pt" fo:letter-spacing="normal" fo:font-style="normal" fo:font-weight="bold" officeooo:rsid="001f90ff" officeooo:paragraph-rsid="00166e49" style:font-size-asian="10pt" style:font-size-complex="10pt"/>
    </style:style>
    <style:style style:name="P81" style:family="paragraph" style:parent-style-name="Text_20_body" style:list-style-name="L1" style:master-page-name="">
      <style:paragraph-properties fo:margin-top="0cm" fo:margin-bottom="0cm" style:contextual-spacing="false" fo:orphans="2" fo:widows="2" style:page-number="auto" fo:padding="0cm" fo:border="none"/>
      <style:text-properties fo:font-variant="normal" fo:text-transform="none" fo:color="#202122" loext:opacity="100%" style:font-name="Sans-serif" fo:font-size="10pt" fo:letter-spacing="normal" fo:font-style="normal" fo:font-weight="bold" officeooo:rsid="001f90ff" officeooo:paragraph-rsid="00166e49" style:font-size-asian="10pt" style:font-size-complex="10pt"/>
    </style:style>
    <style:style style:name="P82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>
        <style:tab-stops>
          <style:tab-stop style:position="0.564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fo:font-weight="bold" officeooo:rsid="00319701" officeooo:paragraph-rsid="00166e49" style:font-size-asian="11pt" style:font-weight-asian="bold" style:font-size-complex="11pt" style:font-weight-complex="bold"/>
    </style:style>
    <style:style style:name="P83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bold" officeooo:rsid="0037fc77" officeooo:paragraph-rsid="00166e49" style:font-size-asian="11pt" style:font-weight-asian="bold" style:font-size-complex="11pt" style:font-weight-complex="bold"/>
    </style:style>
    <style:style style:name="P84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36a6c8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969ba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c8455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4df15c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officeooo:paragraph-rsid="005d0b7b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df15c" officeooo:paragraph-rsid="004c8455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Text_20_body" style:list-style-name="L7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2649d" officeooo:paragraph-rsid="0032649d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Text_20_body" style:list-style-name="L7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6de6a" officeooo:paragraph-rsid="0056de6a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6de6a" officeooo:paragraph-rsid="0056de6a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Text_20_body" style:list-style-name="L9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6de6a" officeooo:paragraph-rsid="0056de6a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Text_20_body" style:list-style-name="L9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Text_20_body" style:list-style-name="L17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Text_20_body" style:list-style-name="L1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Text_20_body" style:list-style-name="L10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814d4" officeooo:paragraph-rsid="005814d4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cm" style:contextual-spacing="false" fo:line-height="115%" fo:orphans="2" fo:widows="2" fo:text-indent="0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1ad08" officeooo:paragraph-rsid="0041ad08" style:font-size-asian="11pt" style:font-style-asian="italic" style:font-weight-asian="normal" style:font-size-complex="11pt" style:font-style-complex="italic" style:font-weight-complex="normal"/>
    </style:style>
    <style:style style:name="P103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1d9023" officeooo:paragraph-rsid="001d9023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1d9023" officeooo:paragraph-rsid="001d9023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1e5eec" officeooo:paragraph-rsid="001e5eec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ext_20_body" style:list-style-name="L7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6de6a" officeooo:paragraph-rsid="0056de6a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Text_20_body" style:list-style-name="L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6de6a" officeooo:paragraph-rsid="0056de6a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Text_20_body" style:list-style-name="L9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6de6a" officeooo:paragraph-rsid="0056de6a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ext_20_body" style:list-style-name="L17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814d4" officeooo:paragraph-rsid="005814d4" style:font-size-asian="11pt" style:font-style-asian="normal" style:font-weight-asian="bold" style:font-size-complex="11pt" style:font-style-complex="normal" style:font-weight-complex="bold"/>
    </style:style>
    <style:style style:name="P110" style:family="paragraph" style:parent-style-name="Text_20_body" style:list-style-name="L18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814d4" officeooo:paragraph-rsid="005814d4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ext_20_body" style:list-style-name="L10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5814d4" officeooo:paragraph-rsid="005814d4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a67b6" officeooo:paragraph-rsid="00166e49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Text_20_body" style:list-style-name="L2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fo:font-variant="normal" fo:text-transform="none" fo:color="#202122" loext:opacity="100%" style:font-name="Sans-serif" fo:font-size="11pt" fo:letter-spacing="normal" fo:font-style="normal" fo:font-weight="normal" officeooo:rsid="002d76f3" officeooo:paragraph-rsid="00166e49" style:font-size-asian="11pt" style:font-weight-asian="normal" style:font-size-complex="11pt" style:font-weight-complex="normal"/>
    </style:style>
    <style:style style:name="P114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italic" style:text-underline-style="none" fo:font-weight="normal" officeooo:rsid="0056de6a" officeooo:paragraph-rsid="0056de6a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ext_20_body">
      <loext:graphic-properties draw:fill="none"/>
      <style:paragraph-properties fo:margin-left="1.799cm" fo:margin-right="0cm" fo:margin-top="0cm" fo:margin-bottom="0cm" style:contextual-spacing="false" fo:line-height="115%" fo:orphans="2" fo:widows="2" fo:text-indent="0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fo:font-variant="normal" fo:text-transform="none" fo:color="#202122" loext:opacity="100%" style:font-name="Sans-serif" fo:font-size="11pt" fo:letter-spacing="normal" fo:font-style="italic" style:text-underline-style="none" fo:font-weight="normal" officeooo:rsid="005814d4" officeooo:paragraph-rsid="005814d4" style:font-size-asian="11pt" style:font-style-asian="italic" style:font-weight-asian="normal" style:font-size-complex="11pt" style:font-style-complex="italic" style:font-weight-complex="normal"/>
    </style:style>
    <style:style style:name="P116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35141d" officeooo:paragraph-rsid="0036a6c8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fo:font-variant="normal" fo:text-transform="none" fo:color="#202122" loext:opacity="100%" style:font-name="Sans serif" fo:font-size="11pt" fo:letter-spacing="normal" fo:font-style="normal" fo:font-weight="bold" officeooo:rsid="0035141d" officeooo:paragraph-rsid="005d0b7b" style:font-size-asian="11pt" style:font-weight-asian="bold" style:font-size-complex="11pt" style:font-weight-complex="bold"/>
    </style:style>
    <style:style style:name="P118" style:family="paragraph" style:parent-style-name="Text_20_body" style:list-style-name="L1">
      <style:paragraph-properties fo:margin-top="0cm" fo:margin-bottom="0cm" style:contextual-spacing="false" fo:orphans="2" fo:widows="2" fo:padding="0cm" fo:border="none">
        <style:tab-stops>
          <style:tab-stop style:position="0.088cm"/>
        </style:tab-stops>
      </style:paragraph-properties>
      <style:text-properties style:font-name="Sans-serif" fo:font-size="10pt" officeooo:paragraph-rsid="00166e49" style:font-size-asian="10pt" style:font-size-complex="10pt"/>
    </style:style>
    <style:style style:name="P119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style:font-name="Sans-serif" fo:font-size="10pt" fo:font-weight="normal" officeooo:paragraph-rsid="00166e49" style:font-size-asian="10pt" style:font-weight-asian="normal" style:font-size-complex="10pt" style:font-weight-complex="normal"/>
    </style:style>
    <style:style style:name="P120" style:family="paragraph" style:parent-style-name="Text_20_body" style:list-style-name="L3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0pt" fo:font-weight="normal" officeooo:rsid="002333f4" officeooo:paragraph-rsid="001ae56d" style:font-size-asian="10pt" style:font-weight-asian="normal" style:font-size-complex="10pt" style:font-weight-complex="normal"/>
    </style:style>
    <style:style style:name="P121" style:family="paragraph" style:parent-style-name="Text_20_body" style:list-style-name="L2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0pt" fo:font-weight="normal" officeooo:rsid="002e67bc" officeooo:paragraph-rsid="002e67bc" style:font-size-asian="10pt" style:font-weight-asian="normal" style:font-size-complex="10pt" style:font-weight-complex="normal"/>
    </style:style>
    <style:style style:name="P122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2e67bc" officeooo:paragraph-rsid="002e67bc" style:font-size-asian="10pt" style:font-weight-asian="normal" style:font-size-complex="10pt" style:font-weight-complex="normal"/>
    </style:style>
    <style:style style:name="P123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320f17" officeooo:paragraph-rsid="00320f17" style:font-size-asian="10pt" style:font-weight-asian="normal" style:font-size-complex="10pt" style:font-weight-complex="normal"/>
    </style:style>
    <style:style style:name="P124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4969ba" officeooo:paragraph-rsid="004969ba" style:font-size-asian="10pt" style:font-weight-asian="normal" style:font-size-complex="10pt" style:font-weight-complex="normal"/>
    </style:style>
    <style:style style:name="P125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481ab6" officeooo:paragraph-rsid="00481ab6" style:font-size-asian="10pt" style:font-weight-asian="normal" style:font-size-complex="10pt" style:font-weight-complex="normal"/>
    </style:style>
    <style:style style:name="P126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2fba86" officeooo:paragraph-rsid="002fba86" style:font-size-asian="10pt" style:font-weight-asian="normal" style:font-size-complex="10pt" style:font-weight-complex="normal"/>
    </style:style>
    <style:style style:name="P127" style:family="paragraph" style:parent-style-name="Text_20_body" style:list-style-name="L5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29e2e3" officeooo:paragraph-rsid="00166e49" style:font-size-asian="10pt" style:font-weight-asian="normal" style:font-size-complex="10pt" style:font-weight-complex="normal"/>
    </style:style>
    <style:style style:name="P128" style:family="paragraph" style:parent-style-name="Text_20_body" style:list-style-name="L4">
      <loext:graphic-properties draw:fill="none"/>
      <style:paragraph-properties fo:margin-top="0cm" fo:margin-bottom="0cm" style:contextual-spacing="false" fo:line-height="115%" fo:orphans="2" fo:widows="2" fo:background-color="transparent" fo:padding="0cm" fo:border="none"/>
      <style:text-properties style:font-name="Sans-serif" fo:font-size="10pt" fo:font-weight="normal" officeooo:rsid="0053e2c1" officeooo:paragraph-rsid="0053e2c1" style:font-size-asian="10pt" style:font-weight-asian="normal" style:font-size-complex="10pt" style:font-weight-complex="normal"/>
    </style:style>
    <style:style style:name="P129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style:font-name="Sans-serif" fo:font-size="11pt" fo:font-weight="bold" officeooo:rsid="001fedb0" officeooo:paragraph-rsid="00166e49" style:font-size-asian="11pt" style:font-weight-asian="bold" style:font-size-complex="11pt" style:font-weight-complex="bold"/>
    </style:style>
    <style:style style:name="P130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1fedb0" officeooo:paragraph-rsid="00166e49" style:font-size-asian="11pt" style:font-weight-asian="bold" style:font-size-complex="11pt" style:font-weight-complex="bold"/>
    </style:style>
    <style:style style:name="P131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2333f4" officeooo:paragraph-rsid="00166e49" style:font-size-asian="11pt" style:font-weight-asian="bold" style:font-size-complex="11pt" style:font-weight-complex="bold"/>
    </style:style>
    <style:style style:name="P132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25e5cb" officeooo:paragraph-rsid="00166e49" style:font-size-asian="11pt" style:font-weight-asian="bold" style:font-size-complex="11pt" style:font-weight-complex="bold"/>
    </style:style>
    <style:style style:name="P133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270a64" officeooo:paragraph-rsid="00166e49" style:font-size-asian="11pt" style:font-weight-asian="bold" style:font-size-complex="11pt" style:font-weight-complex="bold"/>
    </style:style>
    <style:style style:name="P134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fo:font-size="11pt" fo:font-weight="bold" officeooo:rsid="0029049f" officeooo:paragraph-rsid="00166e49" style:font-size-asian="11pt" style:font-weight-asian="bold" style:font-size-complex="11pt" style:font-weight-complex="bold"/>
    </style:style>
    <style:style style:name="P135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style:font-name="Sans-serif" fo:font-size="11pt" officeooo:rsid="001fedb0" officeooo:paragraph-rsid="00166e49" style:font-size-asian="11pt" style:font-size-complex="11pt"/>
    </style:style>
    <style:style style:name="P136" style:family="paragraph" style:parent-style-name="Text_20_body" style:list-style-name="L2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303238" officeooo:paragraph-rsid="00303238" style:font-size-asian="11pt" style:font-weight-asian="normal" style:font-size-complex="11pt" style:font-weight-complex="normal"/>
    </style:style>
    <style:style style:name="P137" style:family="paragraph" style:parent-style-name="Text_20_body" style:list-style-name="L2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size="11pt" fo:font-weight="normal" officeooo:rsid="00319701" officeooo:paragraph-rsid="00166e49" style:font-size-asian="11pt" style:font-weight-asian="normal" style:font-size-complex="11pt" style:font-weight-complex="normal"/>
    </style:style>
    <style:style style:name="P138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style:font-name="Sans-serif" fo:font-size="11pt" fo:font-weight="normal" officeooo:rsid="002d76f3" officeooo:paragraph-rsid="00166e49" style:font-size-asian="11pt" style:font-weight-asian="normal" style:font-size-complex="11pt" style:font-weight-complex="normal"/>
    </style:style>
    <style:style style:name="P139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officeooo:rsid="00270a64" officeooo:paragraph-rsid="00166e49"/>
    </style:style>
    <style:style style:name="P140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style:page-number="auto" fo:background-color="transparent" fo:padding="0cm" fo:border="none"/>
      <style:text-properties style:font-name="Sans-serif" officeooo:rsid="00270a64" officeooo:paragraph-rsid="00166e49"/>
    </style:style>
    <style:style style:name="P141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/>
      <style:text-properties style:font-name="Sans-serif" officeooo:rsid="0029049f" officeooo:paragraph-rsid="00166e49"/>
    </style:style>
    <style:style style:name="P142" style:family="paragraph" style:parent-style-name="Text_20_body" style:list-style-name="L2">
      <loext:graphic-properties draw:fill="none"/>
      <style:paragraph-properties fo:margin-left="1.9cm" fo:margin-right="0cm" fo:margin-top="0cm" fo:margin-bottom="0cm" style:contextual-spacing="false" fo:line-height="115%" fo:orphans="2" fo:widows="2" fo:text-indent="-0.7cm" style:auto-text-indent="false" fo:background-color="transparent" fo:padding="0cm" fo:border="none"/>
      <style:text-properties style:font-name="Sans-serif" fo:font-weight="normal" officeooo:rsid="002d76f3" officeooo:paragraph-rsid="00166e49" style:font-weight-asian="normal" style:font-weight-complex="normal"/>
    </style:style>
    <style:style style:name="P143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style:page-number="auto" fo:background-color="transparent" fo:padding="0cm" fo:border="none"/>
      <style:text-properties style:font-name="Sans-serif" officeooo:rsid="00386c65" officeooo:paragraph-rsid="00166e49"/>
    </style:style>
    <style:style style:name="P144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cm" style:contextual-spacing="false" fo:line-height="115%" fo:orphans="2" fo:widows="2" fo:text-indent="0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style:font-name="Sans-serif" style:text-underline-style="none" fo:font-weight="normal" officeooo:rsid="0037fc77" officeooo:paragraph-rsid="00166e49" style:font-weight-asian="normal" style:font-weight-complex="normal"/>
    </style:style>
    <style:style style:name="P145" style:family="paragraph" style:parent-style-name="Text_20_body" style:list-style-name="L2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style:font-name="Sans-serif" style:text-underline-style="none" fo:font-weight="normal" officeooo:rsid="003a67b6" officeooo:paragraph-rsid="00166e49" style:font-weight-asian="normal" style:font-weight-complex="normal"/>
    </style:style>
    <style:style style:name="P146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cm" style:contextual-spacing="false" fo:line-height="115%" fo:orphans="2" fo:widows="2" fo:text-indent="-0.7cm" style:auto-text-indent="false" style:page-number="auto" fo:background-color="transparent" fo:padding="0cm" fo:border="none">
        <style:tab-stops>
          <style:tab-stop style:position="0.564cm"/>
        </style:tab-stops>
      </style:paragraph-properties>
      <style:text-properties style:font-name="Sans serif" fo:font-size="11pt" fo:font-weight="bold" officeooo:paragraph-rsid="00166e49" style:font-size-asian="11pt" style:font-weight-asian="bold" style:font-size-complex="11pt" style:font-weight-complex="bold"/>
    </style:style>
    <style:style style:name="P147" style:family="paragraph" style:parent-style-name="Text_20_body" style:list-style-name="L6" style:master-page-name="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style:page-number="auto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officeooo:paragraph-rsid="00422bf2"/>
    </style:style>
    <style:style style:name="P148" style:family="paragraph" style:parent-style-name="Text_20_body" style:list-style-name="L6">
      <loext:graphic-properties draw:fill="none"/>
      <style:paragraph-properties fo:margin-left="1.799cm" fo:margin-right="0cm" fo:margin-top="0cm" fo:margin-bottom="0cm" style:contextual-spacing="false" fo:line-height="115%" fo:orphans="2" fo:widows="2" fo:text-indent="0.199cm" style:auto-text-indent="false" fo:background-color="transparent" fo:padding="0cm" fo:border="none">
        <style:tab-stops>
          <style:tab-stop style:position="-0.176cm"/>
          <style:tab-stop style:position="0.3cm"/>
          <style:tab-stop style:position="0.476cm"/>
          <style:tab-stop style:position="0.706cm"/>
          <style:tab-stop style:position="1.005cm"/>
          <style:tab-stop style:position="1.605cm"/>
        </style:tab-stops>
      </style:paragraph-properties>
      <style:text-properties officeooo:paragraph-rsid="00422bf2"/>
    </style:style>
    <style:style style:name="P149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4969ba"/>
    </style:style>
    <style:style style:name="P150" style:family="paragraph" style:parent-style-name="Text_20_body">
      <loext:graphic-properties draw:fill="none"/>
      <style:paragraph-properties fo:margin-left="1.099cm" fo:margin-right="0cm" fo:margin-top="0cm" fo:margin-bottom="0cm" style:contextual-spacing="false" fo:line-height="115%" fo:orphans="2" fo:widows="2" fo:text-indent="0cm" style:auto-text-indent="false" fo:background-color="transparent" fo:padding="0cm" fo:border="none"/>
      <style:text-properties officeooo:paragraph-rsid="005d0b7b"/>
    </style:style>
    <style:style style:name="T1" style:family="text">
      <style:text-properties fo:font-variant="normal" fo:text-transform="none" fo:color="#202122" loext:opacity="100%" fo:font-size="11pt" fo:letter-spacing="normal" fo:font-style="normal" officeooo:rsid="003a67b6" style:font-size-asian="11pt" style:font-style-asian="italic" style:font-size-complex="11pt" style:font-style-complex="italic"/>
    </style:style>
    <style:style style:name="T2" style:family="text">
      <style:text-properties fo:font-variant="normal" fo:text-transform="none" fo:color="#202122" loext:opacity="100%" fo:font-size="11pt" fo:letter-spacing="normal" fo:font-style="normal" officeooo:rsid="0041ad08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202122" loext:opacity="100%" fo:font-size="11pt" fo:letter-spacing="normal" fo:font-style="normal" officeooo:rsid="00422bf2" style:font-size-asian="11pt" style:font-style-asian="italic" style:font-size-complex="11pt" style:font-style-complex="italic"/>
    </style:style>
    <style:style style:name="T4" style:family="text">
      <style:text-properties fo:font-variant="normal" fo:text-transform="none" fo:color="#202122" loext:opacity="100%" fo:font-size="11pt" fo:letter-spacing="normal" fo:font-style="normal" officeooo:rsid="004317f8" style:font-size-asian="11pt" style:font-style-asian="italic" style:font-size-complex="11pt" style:font-style-complex="italic"/>
    </style:style>
    <style:style style:name="T5" style:family="text">
      <style:text-properties fo:font-variant="normal" fo:text-transform="none" fo:color="#202122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202122" loext:opacity="100%" fo:font-size="11pt" fo:letter-spacing="normal" fo:font-style="normal" fo:font-weight="bold" officeooo:rsid="0029e2e3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color="#202122" loext:opacity="100%" fo:font-size="11pt" fo:letter-spacing="normal" fo:font-style="normal" fo:font-weight="bold" officeooo:rsid="002d76f3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202122" loext:opacity="100%" fo:font-size="11pt" fo:letter-spacing="normal" fo:font-style="normal" fo:font-weight="bold" officeooo:rsid="001fedb0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202122" loext:opacity="100%" fo:font-size="11pt" fo:letter-spacing="normal" fo:font-style="normal" fo:font-weight="bold" officeooo:rsid="0030a650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202122" loext:opacity="100%" fo:font-size="11pt" fo:letter-spacing="normal" fo:font-style="normal" fo:font-weight="bold" officeooo:rsid="00319701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202122" loext:opacity="100%" fo:font-size="11pt" fo:letter-spacing="normal" fo:font-style="normal" fo:font-weight="bold" officeooo:rsid="001f90ff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202122" loext:opacity="100%" fo:font-size="11pt" fo:letter-spacing="normal" fo:font-style="normal" fo:font-weight="bold" officeooo:rsid="0037fc77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202122" loext:opacity="100%" fo:font-size="11pt" fo:letter-spacing="normal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variant="normal" fo:text-transform="none" fo:color="#202122" loext:opacity="100%" fo:font-size="11pt" fo:letter-spacing="normal" fo:font-style="normal" fo:font-weight="bold" officeooo:rsid="00319701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font-variant="normal" fo:text-transform="none" fo:color="#202122" loext:opacity="100%" fo:font-size="11pt" fo:letter-spacing="normal" fo:font-style="normal" fo:font-weight="normal" officeooo:rsid="002d76f3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202122" loext:opacity="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color="#202122" loext:opacity="100%" fo:font-size="11pt" fo:letter-spacing="normal" fo:font-style="normal" style:text-underline-style="none" fo:font-weight="bold" officeooo:rsid="0034b1e4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color="#202122" loext:opacity="100%" fo:font-size="11pt" fo:letter-spacing="normal" fo:font-style="normal" style:text-underline-style="none" fo:font-weight="bold" officeooo:rsid="00386c6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fo:color="#202122" loext:opacity="100%" fo:letter-spacing="normal" fo:font-style="normal" fo:font-weight="normal" officeooo:rsid="00403f7d"/>
    </style:style>
    <style:style style:name="T20" style:family="text">
      <style:text-properties fo:font-variant="normal" fo:text-transform="none" fo:color="#202122" loext:opacity="100%" fo:letter-spacing="normal" fo:font-style="normal" fo:font-weight="normal" officeooo:rsid="001f90ff"/>
    </style:style>
    <style:style style:name="T21" style:family="text">
      <style:text-properties fo:font-variant="normal" fo:text-transform="none" fo:color="#202122" loext:opacity="100%" fo:letter-spacing="normal" fo:font-style="normal" fo:font-weight="normal" officeooo:rsid="002d76f3"/>
    </style:style>
    <style:style style:name="T22" style:family="text">
      <style:text-properties fo:font-variant="normal" fo:text-transform="none" fo:color="#202122" loext:opacity="100%" style:font-name="sans-serif" fo:letter-spacing="normal" fo:font-style="normal" fo:font-weight="bold" officeooo:rsid="00270a64" style:font-weight-asian="bold" style:font-weight-complex="bold"/>
    </style:style>
    <style:style style:name="T23" style:family="text">
      <style:text-properties fo:font-variant="normal" fo:text-transform="none" fo:color="#202122" loext:opacity="100%" style:font-name="sans-serif" fo:letter-spacing="normal" fo:font-style="normal" fo:font-weight="bold" officeooo:rsid="001f90ff" style:font-weight-asian="bold" style:font-weight-complex="bold"/>
    </style:style>
    <style:style style:name="T24" style:family="text">
      <style:text-properties fo:font-variant="normal" fo:text-transform="none" fo:color="#202122" loext:opacity="100%" style:font-name="sans-serif" fo:letter-spacing="normal" fo:font-style="normal" fo:font-weight="bold" officeooo:rsid="002cc90d" style:font-weight-asian="bold" style:font-weight-complex="bold"/>
    </style:style>
    <style:style style:name="T25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33adf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5141d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12a9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36a6c8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22bf2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81ab6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969ba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a7127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bff57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c8455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d3b60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4df15c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5146f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normal" officeooo:rsid="005d0b7b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5141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386c65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fo:font-variant="normal" fo:text-transform="none" fo:color="#202122" loext:opacity="100%" style:font-name="Sans-serif" fo:font-size="11pt" fo:letter-spacing="normal" fo:font-style="normal" style:text-underline-style="none" fo:font-weight="bold" officeooo:rsid="00422bf2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fo:color="#202122" loext:opacity="100%" style:font-name="Sans-serif" fo:font-size="11pt" fo:letter-spacing="normal" fo:font-style="normal" fo:font-weight="bold" officeooo:rsid="0035141d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fo:color="#202122" loext:opacity="100%" style:font-name="Sans serif" fo:font-size="11pt" fo:letter-spacing="normal" fo:font-style="normal" fo:font-weight="bold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fo:color="#202122" loext:opacity="100%" style:font-name="Sans serif" fo:font-size="11pt" fo:letter-spacing="normal" fo:font-style="normal" fo:font-weight="bold" officeooo:rsid="0035141d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202122" loext:opacity="100%" style:font-name="Sans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35141d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36a6c8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4969ba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53e2c1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202122" loext:opacity="100%" style:font-name="Sans serif" fo:font-size="11pt" fo:letter-spacing="normal" fo:font-style="normal" fo:font-weight="normal" officeooo:rsid="005d0b7b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35141d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3612a9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36a6c8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4969ba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4bff57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53e2c1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normal" officeooo:rsid="005d0b7b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5141d" style:font-size-asian="11pt" style:font-style-asian="normal" style:font-weight-asian="bold" style:font-size-complex="11pt" style:font-style-complex="normal" style:font-weight-complex="bold"/>
    </style:style>
    <style:style style:name="T59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612a9" style:font-size-asian="11pt" style:font-style-asian="normal" style:font-weight-asian="bold" style:font-size-complex="11pt" style:font-style-complex="normal" style:font-weight-complex="bold"/>
    </style:style>
    <style:style style:name="T60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6a6c8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36cdc9" style:font-size-asian="11pt" style:font-style-asian="normal" style:font-weight-asian="bold" style:font-size-complex="11pt" style:font-style-complex="normal" style:font-weight-complex="bold"/>
    </style:style>
    <style:style style:name="T62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4969ba" style:font-size-asian="11pt" style:font-style-asian="normal" style:font-weight-asian="bold" style:font-size-complex="11pt" style:font-style-complex="normal" style:font-weight-complex="bold"/>
    </style:style>
    <style:style style:name="T63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4c8455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4df15c" style:font-size-asian="11pt" style:font-style-asian="normal" style:font-weight-asian="bold" style:font-size-complex="11pt" style:font-style-complex="normal" style:font-weight-complex="bold"/>
    </style:style>
    <style:style style:name="T65" style:family="text">
      <style:text-properties fo:font-variant="normal" fo:text-transform="none" fo:color="#202122" loext:opacity="100%" style:font-name="Sans serif" fo:font-size="11pt" fo:letter-spacing="normal" fo:font-style="normal" style:text-underline-style="none" fo:font-weight="bold" officeooo:rsid="0053e2c1" style:font-size-asian="11pt" style:font-style-asian="normal" style:font-weight-asian="bold" style:font-size-complex="11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2333f4" style:text-blinking="false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4e14ca" style:text-blinking="false" fo:background-color="transparent" loext:char-shading-value="0" style:font-size-asian="10pt" style:font-weight-asian="normal" style:font-size-complex="10pt" style:font-weight-complex="normal"/>
    </style:style>
    <style:style style:name="T68" style:family="text">
      <style:text-properties officeooo:rsid="00403f7d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403f7d" style:font-weight-asian="normal" style:font-weight-complex="normal"/>
    </style:style>
    <style:style style:name="T71" style:family="text">
      <style:text-properties fo:font-weight="normal" officeooo:rsid="001e5eec" style:font-weight-asian="normal" style:font-weight-complex="normal"/>
    </style:style>
    <style:style style:name="T72" style:family="text">
      <style:text-properties fo:font-weight="normal" officeooo:rsid="0044a86f" style:font-weight-asian="normal" style:font-weight-complex="normal"/>
    </style:style>
    <style:style style:name="T73" style:family="text">
      <style:text-properties fo:font-size="11pt" fo:font-weight="bold" style:font-size-asian="11pt" style:font-weight-asian="bold" style:font-size-complex="11pt" style:font-weight-complex="bold"/>
    </style:style>
    <style:style style:name="T74" style:family="text">
      <style:text-properties fo:font-size="11pt" fo:font-weight="bold" officeooo:rsid="002333f4" style:font-size-asian="11pt" style:font-weight-asian="bold" style:font-size-complex="11pt" style:font-weight-complex="bold"/>
    </style:style>
    <style:style style:name="T75" style:family="text">
      <style:text-properties fo:font-size="11pt" fo:font-weight="bold" officeooo:rsid="001fedb0" style:font-size-asian="11pt" style:font-weight-asian="bold" style:font-size-complex="11pt" style:font-weight-complex="bold"/>
    </style:style>
    <style:style style:name="T76" style:family="text">
      <style:text-properties fo:font-size="11pt" style:font-size-asian="11pt" style:font-size-complex="11pt"/>
    </style:style>
    <style:style style:name="T77" style:family="text">
      <style:text-properties fo:font-size="11pt" officeooo:rsid="0029e2e3" style:font-size-asian="11pt" style:font-size-complex="11pt"/>
    </style:style>
    <style:style style:name="T78" style:family="text">
      <style:text-properties fo:font-size="11pt" officeooo:rsid="0029049f" style:font-size-asian="11pt" style:font-size-complex="11pt"/>
    </style:style>
    <style:style style:name="T79" style:family="text">
      <style:text-properties fo:font-size="11pt" officeooo:rsid="00319701" style:font-size-asian="11pt" style:font-size-complex="11pt"/>
    </style:style>
    <style:style style:name="T80" style:family="text">
      <style:text-properties fo:font-size="11pt" officeooo:rsid="00320f17" style:font-size-asian="11pt" style:font-size-complex="11pt"/>
    </style:style>
    <style:style style:name="T81" style:family="text">
      <style:text-properties fo:font-size="11pt" officeooo:rsid="003e7c18" style:font-size-asian="11pt" style:font-size-complex="11pt"/>
    </style:style>
    <style:style style:name="T82" style:family="text">
      <style:text-properties fo:font-size="11pt" officeooo:rsid="003f4201" style:font-size-asian="11pt" style:font-size-complex="11pt"/>
    </style:style>
    <style:style style:name="T83" style:family="text">
      <style:text-properties fo:font-size="11pt" officeooo:rsid="003fc3e2" style:font-size-asian="11pt" style:font-size-complex="11pt"/>
    </style:style>
    <style:style style:name="T84" style:family="text">
      <style:text-properties fo:font-size="11pt" officeooo:rsid="0040247c" style:font-size-asian="11pt" style:font-size-complex="11pt"/>
    </style:style>
    <style:style style:name="T85" style:family="text">
      <style:text-properties fo:font-size="11pt" officeooo:rsid="00417b3f" style:font-size-asian="11pt" style:font-size-complex="11pt"/>
    </style:style>
    <style:style style:name="T86" style:family="text">
      <style:text-properties fo:font-size="11pt" officeooo:rsid="004df15c" style:font-size-asian="11pt" style:font-size-complex="11pt"/>
    </style:style>
    <style:style style:name="T87" style:family="text">
      <style:text-properties fo:font-size="10pt" style:font-size-asian="10pt" style:font-size-complex="10pt"/>
    </style:style>
    <style:style style:name="T88" style:family="text">
      <style:text-properties fo:font-size="10pt" officeooo:rsid="0029049f" style:font-size-asian="10pt" style:font-size-complex="10pt"/>
    </style:style>
    <style:style style:name="T89" style:family="text">
      <style:text-properties fo:font-size="10pt" officeooo:rsid="002fba86" style:font-size-asian="10pt" style:font-size-complex="10pt"/>
    </style:style>
    <style:style style:name="T90" style:family="text">
      <style:text-properties fo:font-size="10pt" officeooo:rsid="00481ab6" style:font-size-asian="10pt" style:font-size-complex="10pt"/>
    </style:style>
    <style:style style:name="T91" style:family="text">
      <style:text-properties fo:font-size="10pt" officeooo:rsid="004969ba" style:font-size-asian="10pt" style:font-size-complex="10pt"/>
    </style:style>
    <style:style style:name="T92" style:family="text">
      <style:text-properties style:font-name="Sans-serif" fo:font-size="11pt" fo:font-weight="bold" officeooo:rsid="002333f4" style:font-size-asian="11pt" style:font-weight-asian="bold" style:font-size-complex="11pt" style:font-weight-complex="bold"/>
    </style:style>
    <style:style style:name="T93" style:family="text">
      <style:text-properties style:font-name="Sans-serif" fo:font-size="10pt" fo:font-weight="normal" officeooo:rsid="0025e5cb" style:font-size-asian="10pt" style:font-weight-asian="normal" style:font-size-complex="10pt" style:font-weight-complex="normal"/>
    </style:style>
    <style:style style:name="T9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5" style:family="text">
      <style:text-properties officeooo:rsid="002fba86"/>
    </style:style>
    <style:style style:name="T96" style:family="text">
      <style:text-properties officeooo:rsid="00303238"/>
    </style:style>
    <style:style style:name="T97" style:family="text">
      <style:text-properties officeooo:rsid="00320f17"/>
    </style:style>
    <style:style style:name="T98" style:family="text">
      <style:text-properties officeooo:rsid="003e7c18"/>
    </style:style>
    <style:style style:name="T99" style:family="text">
      <style:text-properties officeooo:rsid="00347d60"/>
    </style:style>
    <style:style style:name="T100" style:family="text">
      <style:text-properties officeooo:rsid="003fc3e2"/>
    </style:style>
    <style:style style:name="T101" style:family="text">
      <style:text-properties officeooo:rsid="0040247c"/>
    </style:style>
    <style:style style:name="T102" style:family="text">
      <style:text-properties officeooo:rsid="0044a86f"/>
    </style:style>
    <style:style style:name="T103" style:family="text">
      <style:text-properties officeooo:rsid="00481ab6"/>
    </style:style>
    <style:style style:name="T104" style:family="text">
      <style:text-properties officeooo:rsid="004969ba"/>
    </style:style>
    <style:style style:name="T105" style:family="text">
      <style:text-properties officeooo:rsid="004a7127"/>
    </style:style>
    <style:style style:name="T106" style:family="text">
      <style:text-properties officeooo:rsid="004df15c"/>
    </style:style>
    <style:style style:name="T107" style:family="text">
      <style:text-properties officeooo:rsid="004e14ca"/>
    </style:style>
    <style:style style:name="T108" style:family="text">
      <style:text-properties officeooo:rsid="0053e2c1"/>
    </style:style>
    <style:style style:name="T109" style:family="text">
      <style:text-properties officeooo:rsid="005814d4"/>
    </style:style>
    <style:style style:name="T110" style:family="text">
      <style:text-properties officeooo:rsid="0059d307"/>
    </style:style>
    <style:style style:name="T111" style:family="text">
      <style:text-properties officeooo:rsid="005cfdbc"/>
    </style:style>
    <style:style style:name="T112" style:family="text">
      <style:text-properties style:font-name="Sans serif" officeooo:rsid="0035141d"/>
    </style:style>
    <style:style style:name="T113" style:family="text">
      <style:text-properties style:font-name="Sans serif" officeooo:rsid="0053e2c1"/>
    </style:style>
    <style:style style:name="T114" style:family="text">
      <style:text-properties style:font-name="Sans serif" fo:font-weight="bold" officeooo:rsid="0035141d" style:font-weight-asian="bold" style:font-weight-complex="bold"/>
    </style:style>
    <style:style style:name="T115" style:family="text">
      <style:text-properties style:font-name="Sans serif" fo:font-weight="bold" officeooo:rsid="005d0b7b" style:font-weight-asian="bold" style:font-weight-complex="bold"/>
    </style:style>
    <style:style style:name="T116" style:family="text">
      <style:text-properties fo:font-weight="bold" officeooo:rsid="0035141d" style:font-weight-asian="bold" style:font-weight-complex="bold"/>
    </style:style>
    <style:style style:name="T117" style:family="text">
      <style:text-properties officeooo:rsid="005d0b7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OFTWARE REQUIREMENTS SPECIFICATION </text:p>
      <text:p text:style-name="P16"/>
      <text:p text:style-name="P16"/>
      <text:p text:style-name="P17">Tabella dei contenuti:</text:p>
      <text:p text:style-name="P16"/>
      <text:list xml:id="list1613320965" text:style-name="L1">
        <text:list-item>
          <text:p text:style-name="P61"><text:span text:style-name="T68">I</text:span>ntroduzione</text:p>
          <text:list>
            <text:list-item>
              <text:p text:style-name="P63"><text:span text:style-name="T68">P</text:span>ropositi</text:p>
            </text:list-item>
            <text:list-item>
              <text:p text:style-name="P63"><text:span text:style-name="T68">O</text:span>biettivi</text:p>
            </text:list-item>
            <text:list-item>
              <text:p text:style-name="P66"><text:span text:style-name="T68">D</text:span>efinizioni</text:p>
            </text:list-item>
            <text:list-item>
              <text:p text:style-name="P66"><text:span text:style-name="T68">P</text:span>anoramica del sistema</text:p>
            </text:list-item>
            <text:list-item>
              <text:p text:style-name="P66"><text:span text:style-name="T68">R</text:span>iferimenti</text:p>
            </text:list-item>
          </text:list>
          <text:p text:style-name="P67"/>
        </text:list-item>
        <text:list-item>
          <text:p text:style-name="P80"><text:span text:style-name="T70">D</text:span><text:span text:style-name="T69">escrizione</text:span> <text:span text:style-name="T69">generale</text:span></text:p>
          <text:list>
            <text:list-item>
              <text:p text:style-name="P63"><text:span text:style-name="T68">P</text:span>rospettiva del prodotto</text:p>
            </text:list-item>
            <text:list-item>
              <text:p text:style-name="P63"><text:span text:style-name="T68">F</text:span>unzioni del prodotto</text:p>
            </text:list-item>
            <text:list-item>
              <text:p text:style-name="P63"><text:span text:style-name="T68">C</text:span>aratteristiche utente</text:p>
            </text:list-item>
            <text:list-item>
              <text:p text:style-name="P63"><text:span text:style-name="T68">V</text:span>incoli, ipotesi e dipendenze</text:p>
              <text:p text:style-name="P68"/>
            </text:list-item>
          </text:list>
        </text:list-item>
        <text:list-item>
          <text:p text:style-name="P81"><text:span text:style-name="T70">R</text:span><text:span text:style-name="T69">equisiti</text:span> <text:span text:style-name="T69">specifici</text:span></text:p>
          <text:list>
            <text:list-item>
              <text:p text:style-name="P118"><text:span text:style-name="T19">R</text:span><text:span text:style-name="T20">equisiti d</text:span><text:span text:style-name="T21">i interfaccia esterna</text:span></text:p>
              <text:list>
                <text:list-item>
                  <text:p text:style-name="P69"><text:span text:style-name="T68">I</text:span>nterfaccia utente</text:p>
                </text:list-item>
                <text:list-item>
                  <text:p text:style-name="P69"><text:span text:style-name="T68">I</text:span>nterfaccia hardware</text:p>
                </text:list-item>
                <text:list-item>
                  <text:p text:style-name="P69">Interfaccia software</text:p>
                </text:list-item>
                <text:list-item>
                  <text:p text:style-name="P69">Interfaccia di comunicazione </text:p>
                </text:list-item>
              </text:list>
            </text:list-item>
            <text:list-item>
              <text:p text:style-name="P62"><text:span text:style-name="T68">R</text:span>equisiti funzionali</text:p>
              <text:list>
                <text:list-item>
                  <text:p text:style-name="P70">Registrazione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1"><text:span text:style-name="T83"><text:s text:c="7"/>3.2.1.1. </text:span>Introduzione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72"><text:span text:style-name="T83"><text:s text:c="7"/>3.2.1.1. </text:span>Elaborazione</text:p>
                      <text:p text:style-name="P72"><text:span text:style-name="T83"><text:s text:c="7"/>3.2.1.1. </text:span>Output</text:p>
                    </text:list-item>
                  </text:list>
                  <text:p text:style-name="P75"><text:span text:style-name="T83">3.2.2. </text:span>Accesso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3"><text:span text:style-name="T100"><text:s text:c="2"/></text:span><text:span text:style-name="T83">3.2.2.1.</text:span><text:span text:style-name="T100"> <text:s/></text:span>Introduzione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3"><text:span text:style-name="T100"><text:s/></text:span><text:span text:style-name="T83"><text:s/>3.2.2.2.</text:span><text:span text:style-name="T100"> <text:s/></text:span><text:span text:style-name="T99">Input</text:span></text:p>
          <text:list>
            <text:list-item>
              <text:list>
                <text:list-header>
                  <text:p text:style-name="P72"><text:span text:style-name="T99"><text:s text:c="8"/></text:span><text:span text:style-name="T83">3.2.2.3.</text:span><text:span text:style-name="T100"> <text:s/></text:span><text:span text:style-name="T99">Elaborazione</text:span></text:p>
                  <text:list>
                    <text:list-item>
                      <text:list>
                        <text:list-header>
                          <text:p text:style-name="P72"><text:span text:style-name="T99"><text:s text:c="8"/></text:span><text:span text:style-name="T83">3.2.2.4.</text:span><text:span text:style-name="T100"> <text:s/></text:span><text:span text:style-name="T99">Output</text:span></text:p>
                        </text:list-header>
                      </text:list>
                    </text:list-item>
                  </text:list>
                  <text:p text:style-name="P76"><text:span text:style-name="T84">3.2.3.</text:span><text:span text:style-name="T101"> </text:span><text:span text:style-name="T106">Registrazione di un veicolo</text:span></text:p>
                  <text:list text:continue-numbering="true">
                    <text:list-header>
                      <text:p text:style-name="P74"><text:s text:c="3"/><text:span text:style-name="T84">3.2.3.1.</text:span><text:span text:style-name="T101"> <text:s/></text:span>Introduzione</text:p>
                      <text:p text:style-name="P74"><text:span text:style-name="T99"><text:s text:c="3"/></text:span><text:span text:style-name="T84">3.2.3.2.</text:span><text:span text:style-name="T101"> <text:s/></text:span><text:span text:style-name="T99">Input</text:span></text:p>
                      <text:p text:style-name="P74"><text:span text:style-name="T99"><text:s text:c="3"/></text:span><text:span text:style-name="T84">3.2.3.3.</text:span><text:span text:style-name="T101"> <text:s/></text:span><text:span text:style-name="T99">Elaborazione</text:span></text:p>
                      <text:p text:style-name="P74"><text:span text:style-name="T99"><text:s text:c="3"/></text:span><text:span text:style-name="T84">3.2.3.4.</text:span><text:span text:style-name="T101"> <text:s/></text:span><text:span text:style-name="T99">Output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20"><text:tab/><text:tab/> <text:s text:c="7"/><text:span text:style-name="T81">3.2.4. </text:span><text:span text:style-name="T86">Acquisto di un veicolo</text:span></text:p>
      <text:p text:style-name="P18"><text:span text:style-name="T98"><text:tab/> <text:s text:c="2"/></text:span><text:span text:style-name="T81">3.2.4.1.</text:span><text:span text:style-name="T82"> <text:s/></text:span>Introduzione</text:p>
      <text:p text:style-name="P18"><text:span text:style-name="T98"><text:tab/> <text:s text:c="2"/></text:span><text:span text:style-name="T81">3.2.4.2</text:span><text:span text:style-name="T98">. <text:s/></text:span><text:span text:style-name="T99">Input</text:span></text:p>
      <text:p text:style-name="P18"><text:span text:style-name="T98"><text:tab/> <text:s text:c="2"/></text:span><text:span text:style-name="T81">3.2.4.3</text:span><text:span text:style-name="T98">. <text:s/></text:span><text:span text:style-name="T99">Elaborazione</text:span></text:p>
      <text:p text:style-name="P21"><text:span text:style-name="T81"><text:tab/><text:tab/><text:tab/> <text:s text:c="2"/>3.2.4.4.</text:span><text:span text:style-name="T98"> <text:s/></text:span>Output</text:p>
      <text:p text:style-name="P22"><text:tab/><text:tab/> <text:s text:c="7"/><text:span text:style-name="T81">3.2.</text:span><text:span text:style-name="T85">5</text:span><text:span text:style-name="T81">.</text:span><text:span text:style-name="T98"> </text:span><text:span text:style-name="T86">Vendita di un veicolo</text:span></text:p>
      <text:p text:style-name="P19"><text:span text:style-name="T98"><text:tab/> <text:s text:c="2"/></text:span><text:span text:style-name="T81">3.2.</text:span><text:span text:style-name="T85">5</text:span><text:span text:style-name="T81">.1.</text:span><text:span text:style-name="T82"> <text:s/></text:span>Introduzione</text:p>
      <text:p text:style-name="P19"><text:span text:style-name="T98"><text:tab/> <text:s text:c="2"/></text:span><text:span text:style-name="T81">3.2.</text:span><text:span text:style-name="T85">5</text:span><text:span text:style-name="T81">.2</text:span><text:span text:style-name="T98">. <text:s/></text:span><text:span text:style-name="T99">Input</text:span></text:p>
      <text:p text:style-name="P19"><text:span text:style-name="T98"><text:tab/> <text:s text:c="2"/></text:span><text:span text:style-name="T81">3.2.</text:span><text:span text:style-name="T85">5</text:span><text:span text:style-name="T81">.3</text:span><text:span text:style-name="T98">. <text:s/></text:span><text:span text:style-name="T99">Elaborazione</text:span></text:p>
      <text:p text:style-name="P22"><text:s/><text:tab/><text:tab/><text:tab/> <text:s text:c="3"/><text:span text:style-name="T81">3.2.</text:span><text:span text:style-name="T85">5</text:span><text:span text:style-name="T81">.4.</text:span><text:span text:style-name="T98"> <text:s/></text:span>Output</text:p>
      <text:p text:style-name="P20"><text:tab/><text:tab/></text:p>
      <text:list xml:id="list130412848822411" text:continue-numbering="true" text:style-name="L1">
        <text:list-item>
          <text:list>
            <text:list-item>
              <text:p text:style-name="P64"><text:soft-page-break/><text:span text:style-name="T68">R</text:span>equisiti relativi alle prestazioni</text:p>
              <text:list>
                <text:list-item>
                  <text:p text:style-name="P77"><text:span text:style-name="T68">R</text:span>elativi al tempo</text:p>
                </text:list-item>
                <text:list-item>
                  <text:p text:style-name="P78"><text:span text:style-name="T68">R</text:span>elativi all’efficienza</text:p>
                </text:list-item>
                <text:list-item>
                  <text:p text:style-name="P79">Relativi all’estetica</text:p>
                </text:list-item>
              </text:list>
            </text:list-item>
            <text:list-item>
              <text:p text:style-name="P65"><text:span text:style-name="T68">V</text:span>incoli di progettazione</text:p>
            </text:list-item>
            <text:list-item>
              <text:p text:style-name="P65"><text:span text:style-name="T68">R</text:span>equisiti logici del database</text:p>
            </text:list-item>
          </text:list>
        </text:list-item>
      </text:list>
      <text:p text:style-name="P1"/>
      <text:list xml:id="list1140098555" text:style-name="L2">
        <text:list-item>
          <text:p text:style-name="P129">Introduzione</text:p>
          <text:p text:style-name="P129"/>
          <text:list>
            <text:list-item>
              <text:p text:style-name="P130">Propositi</text:p>
              <text:p text:style-name="P119">Il proposito di questo documento è quello di specificare i requisiti del sito web “<text:span text:style-name="T107">VSB-Motors</text:span>” per facilitare la realizzazione e la <text:span text:style-name="T107">sua </text:span>validazione.<text:tab/></text:p>
            </text:list-item>
          </text:list>
        </text:list-item>
      </text:list>
      <text:p text:style-name="P2"/>
      <text:list xml:id="list130411762913461" text:continue-numbering="true" text:style-name="L2">
        <text:list-item>
          <text:list>
            <text:list-item>
              <text:p text:style-name="P130">Obiettivi</text:p>
            </text:list-item>
          </text:list>
        </text:list-item>
      </text:list>
      <text:list xml:id="list1997626585" text:style-name="L3">
        <text:list-header>
          <text:p text:style-name="P120">Il sito web “<text:span text:style-name="T107">VSB-Motors</text:span>” ha come obiettivo principale quello di mettere a disposizione una piattaforma online <text:span text:style-name="T107">in cui i venditori possano inserire annunci per la vendita delle loro vettura, e gli acquirenti, visualizzando questi annunci, possano contattare il venditore dell’auto per il successivo acquisto</text:span>. Quindi il nostro sito farà da intermediario tra le <text:span text:style-name="T107">concessionarie e/o privati</text:span> e gli <text:span text:style-name="T107">acquirenti</text:span> <text:span text:style-name="T107">interessati all’acquisto di un’autovettura</text:span> <text:span text:style-name="T107">ordinabile</text:span> direttamente da casa in modo semplice veloce e intuitivo. </text:p>
        </text:list-header>
      </text:list>
      <text:p text:style-name="P3"/>
      <text:list xml:id="list130413113858282" text:continue-list="list130411762913461" text:style-name="L2">
        <text:list-item>
          <text:list>
            <text:list-item>
              <text:p text:style-name="P131">Definizioni</text:p>
            </text:list-item>
          </text:list>
        </text:list-item>
      </text:list>
      <text:p text:style-name="P14"><text:span text:style-name="T74"><text:tab/></text:span><text:span text:style-name="T67">VSB-Motors</text:span><text:span text:style-name="T66">: </text:span><text:span text:style-name="T67">nome del </text:span><text:span text:style-name="T66">sito web </text:span><text:span text:style-name="T67">(V: Verlanti-Veroni, S: Singh, B: Beltrami-Branchini)</text:span><text:span text:style-name="T66"> </text:span></text:p>
      <text:p text:style-name="P41"><text:tab/></text:p>
      <text:list xml:id="list130412953032055" text:continue-numbering="true" text:style-name="L2">
        <text:list-item>
          <text:list>
            <text:list-item>
              <text:p text:style-name="P132">Panoramica del sistema</text:p>
            </text:list-item>
          </text:list>
        </text:list-item>
      </text:list>
      <text:p text:style-name="P50"><text:span text:style-name="T92"><text:tab/></text:span><text:span text:style-name="T93">Questo documento contiene tutte le specifiche dei requisiti necessari alla realizzazione del progetto. Ogni funzione verrà quindi descritta nel documento.</text:span></text:p>
      <text:p text:style-name="P4"/>
      <text:list xml:id="list130412383724952" text:continue-numbering="true" text:style-name="L2">
        <text:list-item>
          <text:list>
            <text:list-item>
              <text:p text:style-name="P132">Riferimenti</text:p>
            </text:list-item>
          </text:list>
        </text:list-item>
      </text:list>
      <text:p text:style-name="P50"><text:span text:style-name="T92"><text:tab/></text:span><text:span text:style-name="T93">Direttive del founder di Swifty in merito alla realizzazione del sito web.</text:span></text:p>
      <text:p text:style-name="P1"/>
      <text:p text:style-name="P1"/>
      <text:list xml:id="list130411253586190" text:continue-numbering="true" text:style-name="L2">
        <text:list-item>
          <text:p text:style-name="P135"><text:span text:style-name="T22">D</text:span><text:span text:style-name="T23">escrizione generale</text:span></text:p>
          <text:p text:style-name="P129"/>
          <text:list>
            <text:list-item>
              <text:p text:style-name="P139"><text:span text:style-name="T75">P</text:span><text:span text:style-name="T73">rospettiva del prodotto</text:span></text:p>
              <text:p text:style-name="P121">Il nostro sito web dovrà prevedere più form di registrazione. Sarà necessario memorizzare all’interno del nostro database 3 tipologie di utenti:</text:p>
              <text:p text:style-name="P121">- Utente (o acquirente): colui che acquisterà sulla nostra piattaforma <text:span text:style-name="T103">le automobili</text:span></text:p>
              <text:p text:style-name="P121">- <text:span text:style-name="T103">Concessionaria:</text:span> che <text:span text:style-name="T103">metterà sul nostro sito annunci di vendita delle loro automobili</text:span></text:p>
              <text:p text:style-name="P121">- <text:span text:style-name="T103">Privati</text:span>: <text:span text:style-name="T103">venditore privato che mette sul nostro sito annunci di vendita della sua automobile</text:span></text:p>
              <text:list>
                <text:list-header>
                  <text:p text:style-name="P121">- <text:span text:style-name="T105">Veicolo: registrazione dei dati del veicolo necessari alla sua vendita </text:span></text:p>
                </text:list-header>
              </text:list>
              <text:p text:style-name="P121">Una form di login che prevederà l’inserimento di email e password per qualsiasi tipologia di utente. Una volta registrate le <text:span text:style-name="T104">concessionarie e i venditori privati</text:span> ess<text:span text:style-name="T104">i</text:span> provvederanno sempre tramite form all’inserimento de<text:span text:style-name="T104">lle automobili</text:span> da loro venduti. <text:span text:style-name="T104">L’acquirente</text:span> una volta registrato <text:span text:style-name="T104">e</text:span> loggato correttamente gli sarà permesso di procedere con gli eventuali acquisti (ma non prima della registrazione).</text:p>
            </text:list-item>
          </text:list>
        </text:list-item>
      </text:list>
      <text:p text:style-name="P11"/>
      <text:list xml:id="list130412557303808" text:continue-numbering="true" text:style-name="L2">
        <text:list-item>
          <text:list>
            <text:list-item>
              <text:p text:style-name="P133">Funzionalità del prodotto</text:p>
            </text:list-item>
          </text:list>
        </text:list-item>
      </text:list>
      <text:p text:style-name="P5"><text:tab/><text:span text:style-name="T104">VSB-Motors</text:span><text:span text:style-name="T87"> dovrà:</text:span></text:p>
      <text:list xml:id="list1510875713" text:style-name="L4">
        <text:list-item>
          <text:p text:style-name="P122">Sign Up/ Sign In dell’<text:span text:style-name="T103">acquirente</text:span></text:p>
        </text:list-item>
        <text:list-item>
          <text:p text:style-name="P122">Sign Up/ Sign In delle <text:span text:style-name="T103">concessionarie</text:span></text:p>
        </text:list-item>
        <text:list-item>
          <text:p text:style-name="P124"><text:span text:style-name="T110">Permettere</text:span><text:span text:style-name="T105"> l’inserimento dei</text:span> veicoli <text:span text:style-name="T105">da vendere</text:span></text:p>
        </text:list-item>
        <text:list-item>
          <text:p text:style-name="P128"><text:soft-page-break/><text:span text:style-name="T110">Permettere la v</text:span>isualizzazione degli annunci</text:p>
        </text:list-item>
        <text:list-item>
          <text:p text:style-name="P128"><text:span text:style-name="T110">Permettere la visualizzazione</text:span> del singolo annuncio</text:p>
        </text:list-item>
        <text:list-item>
          <text:p text:style-name="P123"><text:span text:style-name="T108">Gestire l’acquisto</text:span> di un <text:span text:style-name="T104">veicolo</text:span></text:p>
        </text:list-item>
        <text:list-item>
          <text:p text:style-name="P128">Visualizzazione delle transazioni effettuate</text:p>
        </text:list-item>
      </text:list>
      <text:p text:style-name="P7"/>
      <text:list xml:id="list130412275921774" text:continue-list="list130412557303808" text:style-name="L2">
        <text:list-item>
          <text:list>
            <text:list-item>
              <text:p text:style-name="P134">Caratteristiche utente</text:p>
            </text:list-item>
          </text:list>
        </text:list-item>
      </text:list>
      <text:p text:style-name="P12"><text:span text:style-name="T76"><text:tab/></text:span><text:span text:style-name="T89">Il nostro sito web dovrà permettere all’utente in modo semplice veloce e intuitivo di poter registrarsi, accedere ed acquistare </text:span><text:span text:style-name="T91">l’automobile</text:span><text:span text:style-name="T90"> dei suoi sogni</text:span><text:span text:style-name="T89">.</text:span></text:p>
      <text:p text:style-name="P8"/>
      <text:list xml:id="list130411554597827" text:continue-numbering="true" text:style-name="L2">
        <text:list-item>
          <text:list>
            <text:list-item>
              <text:p text:style-name="P141"><text:span text:style-name="T5">Vincoli </text:span><text:span text:style-name="T6">generali</text:span></text:p>
            </text:list-item>
          </text:list>
        </text:list-item>
      </text:list>
      <text:p text:style-name="P12"><text:span text:style-name="T76"><text:tab/></text:span><text:span text:style-name="T88">Vincoli:</text:span></text:p>
      <text:list xml:id="list526234812" text:style-name="L5">
        <text:list-item>
          <text:p text:style-name="P125">Un nostro vincolo sarà di permettere all’acquirente di visualizzare tutte le automobili che rispettano i <text:span text:style-name="T111">suoi</text:span> requisiti richiesti</text:p>
        </text:list-item>
        <text:list-item>
          <text:p text:style-name="P126">Vincolo Tempo: il progetto dovrà essere consegnato prima delle vacanze di Pasqua</text:p>
        </text:list-item>
      </text:list>
      <text:p text:style-name="P7"/>
      <text:p text:style-name="P6"><text:tab/></text:p>
      <text:p text:style-name="P13"><text:span text:style-name="T77"><text:tab/>Dipendenze</text:span><text:span text:style-name="T78">:</text:span></text:p>
      <text:list xml:id="list130412759348997" text:continue-numbering="true" text:style-name="L5">
        <text:list-header>
          <text:p text:style-name="P127"><text:span text:style-name="T95">Il software necessiterà di un servizio di hosting e dell’acquisto di un dominio per poter essere visibile tramite un sito su </text:span><text:span text:style-name="T96">Internet</text:span>.</text:p>
        </text:list-header>
      </text:list>
      <text:p text:style-name="P1"/>
      <text:p text:style-name="P1"/>
      <text:list xml:id="list130413201470215" text:continue-list="list130411554597827" text:style-name="L2">
        <text:list-item>
          <text:p text:style-name="P135"><text:span text:style-name="T24">R</text:span><text:span text:style-name="T23">equisiti specifici</text:span></text:p>
          <text:p text:style-name="P129"/>
          <text:list>
            <text:list-item>
              <text:p text:style-name="P139"><text:span text:style-name="T7">R</text:span><text:span text:style-name="T8">equisiti di i</text:span><text:span text:style-name="T9">nterfaccia esterna</text:span></text:p>
            </text:list-item>
          </text:list>
        </text:list-item>
      </text:list>
      <text:p text:style-name="P23"/>
      <text:list xml:id="list130413259987152" text:continue-numbering="true" text:style-name="L2">
        <text:list-item>
          <text:list>
            <text:list-item>
              <text:list>
                <text:list-item>
                  <text:p text:style-name="P146"><text:span text:style-name="T68">I</text:span>nterfaccia utente</text:p>
                </text:list-item>
              </text:list>
              <text:p text:style-name="P136">Il sito web “<text:span text:style-name="T103">VSB-Motors</text:span>” dovrà essere esteticamente invitante, semplice ed intuitivo per mettere a proprio agio l’acquirente e inoltre magari tramite recensioni o commenti <text:span text:style-name="T97">rassicurare l’utente sull’effettivo funzionamento dell’intero processo. Permettere all’utente una ricerca de</text:span><text:span text:style-name="T103">lle automobili</text:span><text:span text:style-name="T97"> tramite filtraggio in modo da rendere il tutto più rapido, quindi tramite la realizzazione di pagine dinamiche (che si adattano ai filtri dell’utente). </text:span><text:s/></text:p>
            </text:list-item>
          </text:list>
        </text:list-item>
      </text:list>
      <text:p text:style-name="P9"/>
      <text:list xml:id="list130411529876158" text:continue-numbering="true" text:style-name="L2">
        <text:list-item>
          <text:list>
            <text:list-item>
              <text:list>
                <text:list-item>
                  <text:p text:style-name="P82"><text:span text:style-name="T68">I</text:span>nterfaccia hardware</text:p>
                </text:list-item>
              </text:list>
              <text:p text:style-name="P142"><text:span text:style-name="T76">Il </text:span><text:span text:style-name="T79">software non si deve interfacciare con nessuna scheda hardware esterna.</text:span></text:p>
            </text:list-item>
          </text:list>
        </text:list-item>
      </text:list>
      <text:p text:style-name="P9"/>
      <text:list xml:id="list130412341348636" text:continue-numbering="true" text:style-name="L2">
        <text:list-item>
          <text:list>
            <text:list-item>
              <text:list>
                <text:list-item>
                  <text:p text:style-name="P82"><text:span text:style-name="T68">I</text:span>nterfaccia software</text:p>
                </text:list-item>
              </text:list>
              <text:p text:style-name="P142"><text:span text:style-name="T80">Il nostro sito che girerà su un server fornito da un servizio di hosting dovrà permettere ai client di connettersi per poter interagire con la nostra piattaforma</text:span><text:span text:style-name="T79">.</text:span></text:p>
            </text:list-item>
          </text:list>
        </text:list-item>
      </text:list>
      <text:p text:style-name="P9"/>
      <text:list xml:id="list130412234333935" text:continue-numbering="true" text:style-name="L2">
        <text:list-item>
          <text:list>
            <text:list-item>
              <text:list>
                <text:list-item>
                  <text:p text:style-name="P82"><text:span text:style-name="T68">I</text:span>nterfaccia di comunicazione</text:p>
                </text:list-item>
              </text:list>
              <text:p text:style-name="P137"><text:span text:style-name="T97">Il client per potersi connettere al server ed accedere al nostro sito dovrà disporre di una </text:span><text:span text:style-name="T103">buona</text:span><text:span text:style-name="T97"> connessione internet</text:span>.</text:p>
            </text:list-item>
          </text:list>
        </text:list-item>
      </text:list>
      <text:p text:style-name="P10"/>
      <text:list xml:id="list130411253586129" text:continue-numbering="true" text:style-name="L2">
        <text:list-item>
          <text:list>
            <text:list-header>
              <text:p text:style-name="P138"/>
            </text:list-header>
            <text:list-item>
              <text:p text:style-name="P139"><text:span text:style-name="T10">R</text:span><text:span text:style-name="T11">equisiti funzionali</text:span></text:p>
            </text:list-item>
          </text:list>
        </text:list-item>
      </text:list>
      <text:p text:style-name="P24"><text:tab/><text:tab/></text:p>
      <text:p text:style-name="P52"><text:span text:style-name="T42"><text:tab/><text:tab/></text:span><text:span text:style-name="T45">3.2.1</text:span><text:span text:style-name="T43"> </text:span><text:span text:style-name="T44">Registrazione</text:span></text:p>
      <text:p text:style-name="P42"/>
      <text:p text:style-name="P51"><text:span text:style-name="T5"><text:tab/><text:tab/></text:span><text:span text:style-name="T45">3.2.1.1</text:span><text:span text:style-name="T43"> Introduzione</text:span><text:span text:style-name="T5"> </text:span></text:p>
      <text:p text:style-name="P51"><text:span text:style-name="T5"><text:tab/><text:tab/><text:tab/></text:span><text:span text:style-name="T25">L</text:span><text:span text:style-name="T26">a funzione di registrazione permetterà ai nostri client di poter inserire <text:tab/><text:tab/><text:tab/>i loro dati anagrafici seguiti da una email ed una password che <text:tab/></text:span><text:soft-page-break/><text:span text:style-name="T26"><text:tab/><text:tab/><text:tab/>permetteranno loro di compilare la successiva form di login così da <text:tab/><text:tab/><text:tab/>accedere definitivamente al nostro sito.</text:span></text:p>
      <text:p text:style-name="P34"><text:tab/><text:tab/></text:p>
      <text:p text:style-name="P51"><text:span text:style-name="T26"><text:tab/><text:tab/></text:span><text:span text:style-name="T51">3.2.1.2</text:span><text:span text:style-name="T58"> Input</text:span></text:p>
      <text:p text:style-name="P51"><text:span text:style-name="T58"><text:tab/><text:tab/></text:span><text:span text:style-name="T39"> <text:tab/></text:span><text:span text:style-name="T26">Una volta che il client è entrato </text:span><text:span text:style-name="T30">sul sito</text:span><text:span text:style-name="T26"> “</text:span><text:span text:style-name="T30">VSB-Motors</text:span><text:span text:style-name="T26">” in alto a destra <text:tab/><text:tab/><text:tab/>troverà un’icona con cui potrà procedere alla sua registrazione.</text:span></text:p>
      <text:p text:style-name="P34"/>
      <text:p text:style-name="P53"><text:tab/><text:tab/><text:span text:style-name="T51">3.2.1.</text:span><text:span text:style-name="T52">3</text:span><text:span text:style-name="T58"> </text:span><text:span text:style-name="T59">Elaborazione</text:span></text:p>
      <text:p text:style-name="P53"><text:span text:style-name="T58"><text:tab/><text:tab/></text:span><text:span text:style-name="T39"> <text:tab/></text:span><text:span text:style-name="T27">Se il processo di verifica dei dati inseriti e l’inserimento all’interno del <text:tab/><text:tab/><text:tab/>database della sua anagrafica va a buon fine allora il cliente è stato <text:tab/><text:tab/><text:tab/>registrato correttamente.</text:span></text:p>
      <text:p text:style-name="P35"/>
      <text:p text:style-name="P53"><text:span text:style-name="T27"><text:tab/><text:tab/></text:span><text:span text:style-name="T51">3.2.1.</text:span><text:span text:style-name="T52">4</text:span><text:span text:style-name="T58"> </text:span><text:span text:style-name="T59">Output</text:span></text:p>
      <text:p text:style-name="P53"><text:span text:style-name="T58"><text:tab/><text:tab/></text:span><text:span text:style-name="T39"> <text:tab/></text:span><text:span text:style-name="T27">Il client tramite un semplice allert </text:span><text:span text:style-name="T28">(verde/rosso)</text:span><text:span text:style-name="T27"> potrà visualizzare un <text:tab/><text:tab/><text:tab/>messaggio di:</text:span></text:p>
      <text:p text:style-name="P35"><text:tab/><text:tab/><text:tab/>- “Utente registrato correttamente!”</text:p>
      <text:p text:style-name="P53"><text:span text:style-name="T27"><text:tab/><text:tab/><text:tab/>- “</text:span><text:span text:style-name="T28">Utente registrato erroneamente</text:span><text:span text:style-name="T27">!”</text:span></text:p>
      <text:p text:style-name="P35"/>
      <text:p text:style-name="P49"><text:tab/><text:tab/></text:p>
      <text:p text:style-name="P53"><text:span text:style-name="T39"><text:tab/></text:span><text:span text:style-name="T51">3.2.</text:span><text:span text:style-name="T53">2</text:span><text:span text:style-name="T58"> </text:span><text:span text:style-name="T61">Accesso (o login)</text:span></text:p>
      <text:p text:style-name="P43"><text:tab/><text:tab/><text:tab/></text:p>
      <text:p text:style-name="P53"><text:span text:style-name="T44"><text:tab/><text:tab/></text:span><text:span text:style-name="T46">3.2.</text:span><text:span text:style-name="T47">2</text:span><text:span text:style-name="T46">.1</text:span><text:span text:style-name="T44"> Introduzione </text:span></text:p>
      <text:p text:style-name="P54"><text:span text:style-name="T44"><text:tab/><text:tab/><text:tab/></text:span><text:span text:style-name="T27">La funzione di login permetterà all’utente, una volta registrato</text:span><text:span text:style-name="T30">si</text:span><text:span text:style-name="T27"> <text:tab/><text:tab/><text:tab/><text:tab/>correttamente, di poter accedere tramite email e password <text:tab/><text:tab/><text:tab/><text:tab/>precedentemente inserite nella form di registrazione. Una volta <text:tab/><text:tab/><text:tab/><text:tab/>loggato correttamente avrà la possibilità finalmente di acquistare <text:tab/><text:tab/><text:tab/><text:tab/>qualsisi </text:span><text:span text:style-name="T30">automobile</text:span><text:span text:style-name="T27"> egli desideri.</text:span></text:p>
      <text:p text:style-name="P36"/>
      <text:p text:style-name="P54"><text:span text:style-name="T27"><text:tab/><text:tab/></text:span><text:span text:style-name="T51">3.2.</text:span><text:span text:style-name="T53">2</text:span><text:span text:style-name="T51">.</text:span><text:span text:style-name="T53">2</text:span><text:span text:style-name="T58"> In</text:span><text:span text:style-name="T60">put</text:span><text:span text:style-name="T58"> </text:span></text:p>
      <text:p text:style-name="P54"><text:span text:style-name="T58"><text:tab/><text:tab/><text:tab/></text:span><text:span text:style-name="T28">Una volta che il client si è registrato correttamente verrà reindirizzato <text:tab/><text:tab/><text:tab/>nella pagina di login dove potrà procedere all’inserimento dell’email e <text:tab/><text:tab/><text:tab/>della password per poter accedere al nostro sito web.</text:span><text:span text:style-name="T44"><text:tab/></text:span></text:p>
      <text:p text:style-name="P44"/>
      <text:p text:style-name="P54"><text:tab/><text:tab/><text:span text:style-name="T51">3.2.</text:span><text:span text:style-name="T53">2</text:span><text:span text:style-name="T51">.</text:span><text:span text:style-name="T52">3</text:span><text:span text:style-name="T58"> </text:span><text:span text:style-name="T59">Elaborazione</text:span></text:p>
      <text:p text:style-name="P54"><text:span text:style-name="T58"><text:tab/><text:tab/></text:span><text:span text:style-name="T39"> <text:tab/></text:span><text:span text:style-name="T27">Se il processo di verifica </text:span><text:span text:style-name="T28">di email e password corrisponde con i dati <text:tab/><text:tab/><text:tab/>presenti</text:span><text:span text:style-name="T27"> all’interno del database </text:span><text:span text:style-name="T28">allora il login sarà stato eseguito <text:tab/><text:tab/><text:tab/><text:tab/>correttamente</text:span><text:span text:style-name="T27">.</text:span></text:p>
      <text:p text:style-name="P36"/>
      <text:p text:style-name="P54"><text:span text:style-name="T27"><text:tab/><text:tab/></text:span><text:span text:style-name="T51">3.2.</text:span><text:span text:style-name="T54">2</text:span><text:span text:style-name="T51">.</text:span><text:span text:style-name="T52">4</text:span><text:span text:style-name="T58"> </text:span><text:span text:style-name="T59">Output</text:span></text:p>
      <text:p text:style-name="P54"><text:span text:style-name="T58"><text:tab/><text:tab/></text:span><text:span text:style-name="T39"> <text:tab/></text:span><text:span text:style-name="T27">Il client tramite un semplice allert </text:span><text:span text:style-name="T28">(verde/rosso)</text:span><text:span text:style-name="T27"> potrà visualizzare un <text:tab/><text:tab/><text:tab/>messaggio di:</text:span></text:p>
      <text:p text:style-name="P54"><text:span text:style-name="T27"><text:tab/><text:tab/><text:tab/>- “</text:span><text:span text:style-name="T28">Accesso eseguito</text:span><text:span text:style-name="T27"> correttamente!”</text:span></text:p>
      <text:p text:style-name="P54"><text:span text:style-name="T27"><text:tab/><text:tab/><text:tab/>- “</text:span><text:span text:style-name="T28">Accesso eseguito erroneamente</text:span><text:span text:style-name="T27">!”</text:span></text:p>
      <text:p text:style-name="P36"/>
      <text:p text:style-name="P55"><text:span text:style-name="T51"><text:tab/>3.2.</text:span><text:span text:style-name="T54">3</text:span><text:span text:style-name="T58"> </text:span><text:span text:style-name="T62">Registrazione di un </text:span><text:span text:style-name="T64">veicolo</text:span></text:p>
      <text:p text:style-name="P45"><text:tab/><text:tab/><text:tab/></text:p>
      <text:p text:style-name="P56"><text:span text:style-name="T44"><text:tab/><text:tab/></text:span><text:span text:style-name="T46">3.2.</text:span><text:span text:style-name="T48">3</text:span><text:span text:style-name="T46">.1</text:span><text:span text:style-name="T44"> Introduzione </text:span></text:p>
      <text:p text:style-name="P56"><text:span text:style-name="T44"><text:tab/><text:tab/><text:tab/></text:span><text:span text:style-name="T31">Ogni utente registrato avrà a disposizione una sezione “sell your car” in <text:tab/><text:tab/><text:tab/>cui potrà registrare tutte le informazioni della sua vettura per renderla <text:tab/><text:tab/><text:tab/>vendibile all’interno della nostra piattaforma.</text:span></text:p>
      <text:p text:style-name="P37"><text:soft-page-break/></text:p>
      <text:p text:style-name="P37"><text:tab/></text:p>
      <text:p text:style-name="P56"><text:span text:style-name="T27"><text:tab/><text:tab/></text:span><text:span text:style-name="T51">3.2.</text:span><text:span text:style-name="T54">3</text:span><text:span text:style-name="T51">.</text:span><text:span text:style-name="T53">2</text:span><text:span text:style-name="T58"> In</text:span><text:span text:style-name="T60">put</text:span></text:p>
      <text:p text:style-name="P58"><text:span text:style-name="T60"><text:tab/><text:tab/><text:tab/></text:span><text:span text:style-name="T55">U</text:span><text:span text:style-name="T32">na volta cliccata la sezione “sell your car” </text:span><text:span text:style-name="T33">presente nell</text:span><text:span text:style-name="T38">a </text:span><text:span text:style-name="T33">homepage</text:span><text:span text:style-name="T32">, <text:tab/><text:tab/><text:tab/></text:span><text:span text:style-name="T33">si verrà reindirizzati</text:span><text:span text:style-name="T32"> </text:span><text:span text:style-name="T33">nella</text:span><text:span text:style-name="T32"> pagina di registrazione del prodotto da <text:tab/><text:tab/><text:tab/><text:tab/>vendere.</text:span></text:p>
      <text:p text:style-name="P45"/>
      <text:p text:style-name="P56"><text:tab/><text:tab/><text:span text:style-name="T51">3.2.</text:span><text:span text:style-name="T54">3</text:span><text:span text:style-name="T51">.</text:span><text:span text:style-name="T52">3</text:span><text:span text:style-name="T58"> </text:span><text:span text:style-name="T59">Elaborazione</text:span></text:p>
      <text:p text:style-name="P56"><text:span text:style-name="T58"><text:tab/><text:tab/></text:span><text:span text:style-name="T39"> <text:tab/></text:span><text:span text:style-name="T33">All’interno della pagina ci sarà una form di inserimento di tutte le <text:tab/><text:tab/><text:tab/><text:tab/>caratteristiche che riguardano un veicolo</text:span><text:span text:style-name="T27">.</text:span></text:p>
      <text:p text:style-name="P37"/>
      <text:p text:style-name="P56"><text:span text:style-name="T27"><text:tab/><text:tab/></text:span><text:span text:style-name="T51">3.2.</text:span><text:span text:style-name="T54">3</text:span><text:span text:style-name="T51">.</text:span><text:span text:style-name="T52">4</text:span><text:span text:style-name="T58"> </text:span><text:span text:style-name="T59">Output</text:span></text:p>
      <text:p text:style-name="P56"><text:span text:style-name="T58"><text:tab/><text:tab/></text:span><text:span text:style-name="T39"> <text:tab/></text:span><text:span text:style-name="T27">Il client tramite un semplice allert </text:span><text:span text:style-name="T28">(verde/rosso)</text:span><text:span text:style-name="T27"> potrà visualizzare un <text:tab/><text:tab/><text:tab/>messaggio di:</text:span></text:p>
      <text:p text:style-name="P56"><text:span text:style-name="T27"><text:tab/><text:tab/><text:tab/>- “</text:span><text:span text:style-name="T36">V</text:span><text:span text:style-name="T33">eicolo </text:span><text:span text:style-name="T36">registrato</text:span><text:span text:style-name="T33"> correttamente</text:span><text:span text:style-name="T27">!”</text:span></text:p>
      <text:p text:style-name="P56"><text:span text:style-name="T27"><text:tab/><text:tab/><text:tab/>- “</text:span><text:span text:style-name="T36">V</text:span><text:span text:style-name="T33">eicolo </text:span><text:span text:style-name="T36">registrato</text:span><text:span text:style-name="T28"> erroneamente</text:span><text:span text:style-name="T27">!”</text:span></text:p>
      <text:p text:style-name="P56"><text:span text:style-name="T27"/></text:p>
      <text:p text:style-name="P88"><text:tab/><text:span text:style-name="T112">3.2.</text:span><text:span text:style-name="T113">4</text:span><text:span text:style-name="T114"> </text:span><text:span text:style-name="T115">Visualizzazione annunci</text:span></text:p>
      <text:p text:style-name="P117"><text:tab/><text:tab/><text:tab/></text:p>
      <text:p text:style-name="P150"><text:span text:style-name="T44"><text:tab/><text:tab/></text:span><text:span text:style-name="T46">3.2.</text:span><text:span text:style-name="T49">4</text:span><text:span text:style-name="T46">.1</text:span><text:span text:style-name="T44"> Introduzione </text:span></text:p>
      <text:p text:style-name="P150"><text:span text:style-name="T44"><text:tab/><text:tab/><text:tab/></text:span><text:span text:style-name="T50">Una volta entrati su “VSB-Motors”, chiunque avrà accesso alla <text:tab/><text:tab/><text:tab/><text:tab/>visualizzazione dello “shop”</text:span><text:span text:style-name="T35">. </text:span><text:span text:style-name="T38">All’interno di questa sezione sarà presente <text:tab/><text:tab/><text:tab/>un menù di filtraggio e verranno elencati tutti gli annunci creati dalle <text:tab/><text:tab/><text:tab/>varie concessionarie registrate alla nostra piattaforma.</text:span></text:p>
      <text:p text:style-name="P88"/>
      <text:p text:style-name="P150"><text:span text:style-name="T27"><text:tab/><text:tab/></text:span><text:span text:style-name="T51">3.2.</text:span><text:span text:style-name="T56">4</text:span><text:span text:style-name="T51">.</text:span><text:span text:style-name="T53">2</text:span><text:span text:style-name="T58"> In</text:span><text:span text:style-name="T60">put</text:span></text:p>
      <text:p text:style-name="P150"><text:span text:style-name="T60"><text:tab/><text:tab/><text:tab/></text:span><text:span text:style-name="T57">Direttamente dalla homepage sarà possibile entrare all’interno della <text:tab/><text:tab/><text:tab/>sezione “shop”</text:span><text:span text:style-name="T35">.</text:span></text:p>
      <text:p text:style-name="P117"/>
      <text:p text:style-name="P150"><text:tab/><text:tab/><text:span text:style-name="T51">3.2.</text:span><text:span text:style-name="T56">4</text:span><text:span text:style-name="T51">.</text:span><text:span text:style-name="T52">3</text:span><text:span text:style-name="T58"> </text:span><text:span text:style-name="T59">Elaborazione</text:span></text:p>
      <text:p text:style-name="P150"><text:span text:style-name="T58"><text:tab/><text:tab/></text:span><text:span text:style-name="T39"> <text:tab/></text:span><text:span text:style-name="T38">Non esiste un processo di elaborazione per eseguire questo processo</text:span><text:span text:style-name="T36">.</text:span></text:p>
      <text:p text:style-name="P88"/>
      <text:p text:style-name="P150"><text:span text:style-name="T27"><text:tab/><text:tab/></text:span><text:span text:style-name="T51">3.2.</text:span><text:span text:style-name="T56">4</text:span><text:span text:style-name="T51">.</text:span><text:span text:style-name="T52">4</text:span><text:span text:style-name="T58"> </text:span><text:span text:style-name="T59">Output</text:span></text:p>
      <text:p text:style-name="P88"><text:span text:style-name="T114"><text:tab/><text:tab/></text:span><text:span text:style-name="T116"> <text:tab/></text:span><text:span text:style-name="T117">Una volta entrati nello shop l’utente potrà visualizzare tutti gli annunci <text:tab/><text:tab/><text:tab/>disponibili o, se ha settato una serie di filtri, solo coloro che corrispondo <text:tab/><text:tab/><text:tab/>ai filtri specificati. </text:span></text:p>
      <text:p text:style-name="P88"/>
      <text:p text:style-name="P88"><text:tab/><text:span text:style-name="T112">3.2.</text:span><text:span text:style-name="T113">4</text:span><text:span text:style-name="T114"> </text:span><text:span text:style-name="T115">Visualizzazione singolo annuncio</text:span></text:p>
      <text:p text:style-name="P117"><text:tab/><text:tab/><text:tab/></text:p>
      <text:p text:style-name="P150"><text:span text:style-name="T44"><text:tab/><text:tab/></text:span><text:span text:style-name="T46">3.2.</text:span><text:span text:style-name="T49">4</text:span><text:span text:style-name="T46">.1</text:span><text:span text:style-name="T44"> Introduzione </text:span></text:p>
      <text:p text:style-name="P150"><text:span text:style-name="T44"><text:tab/><text:tab/><text:tab/></text:span><text:span text:style-name="T38">Quando dalla sezione “shop” si è interessati all’acquisto di un veicolo, <text:tab/><text:tab/><text:tab/>cliccando l’annuncio di quest’ultimo si verrà reindirizzati in una pagina <text:tab/><text:tab/><text:tab/>dedicata alla descrizione di tutte le caratteristiche di quel determinato <text:tab/><text:tab/><text:tab/>veicolo.</text:span></text:p>
      <text:p text:style-name="P150"><text:span text:style-name="T38"/></text:p>
      <text:p text:style-name="P150"><text:span text:style-name="T27"><text:tab/><text:tab/></text:span><text:span text:style-name="T51">3.2.</text:span><text:span text:style-name="T56">4</text:span><text:span text:style-name="T51">.</text:span><text:span text:style-name="T53">2</text:span><text:span text:style-name="T58"> In</text:span><text:span text:style-name="T60">put</text:span></text:p>
      <text:p text:style-name="P150"><text:span text:style-name="T60"><text:tab/><text:tab/><text:tab/></text:span><text:span text:style-name="T57">Direttamente dalla homepage sarà possibile entrare all’interno della <text:tab/><text:tab/><text:tab/>sezione “shop”</text:span><text:span text:style-name="T35">.</text:span></text:p>
      <text:p text:style-name="P117"/>
      <text:p text:style-name="P150"><text:tab/><text:tab/><text:span text:style-name="T51">3.2.</text:span><text:span text:style-name="T56">4</text:span><text:span text:style-name="T51">.</text:span><text:span text:style-name="T52">3</text:span><text:span text:style-name="T58"> </text:span><text:span text:style-name="T59">Elaborazione</text:span></text:p>
      <text:p text:style-name="P150"><text:soft-page-break/><text:span text:style-name="T58"><text:tab/><text:tab/></text:span><text:span text:style-name="T39"> <text:tab/></text:span><text:span text:style-name="T38">Non esiste un processo di elaborazione per eseguire questo processo</text:span><text:span text:style-name="T36">.</text:span></text:p>
      <text:p text:style-name="P88"/>
      <text:p text:style-name="P150"><text:span text:style-name="T27"><text:tab/><text:tab/></text:span><text:span text:style-name="T51">3.2.</text:span><text:span text:style-name="T56">4</text:span><text:span text:style-name="T51">.</text:span><text:span text:style-name="T52">4</text:span><text:span text:style-name="T58"> </text:span><text:span text:style-name="T59">Output</text:span></text:p>
      <text:p text:style-name="P88"><text:span text:style-name="T114"><text:tab/><text:tab/></text:span><text:span text:style-name="T116"> <text:tab/></text:span><text:span text:style-name="T117">Una volta entrati nello shop l’utente potrà visualizzare tutti gli annunci <text:tab/><text:tab/><text:tab/>disponibili o, se ha settato una serie di filtri, solo coloro che corrispondo <text:tab/><text:tab/><text:tab/>ai filtri specificati. </text:span></text:p>
      <text:p text:style-name="P60"><text:span text:style-name="T51"><text:tab/></text:span></text:p>
      <text:p text:style-name="P60"><text:span text:style-name="T51"><text:tab/>3.2.</text:span><text:span text:style-name="T56">4</text:span><text:span text:style-name="T58"> </text:span><text:span text:style-name="T63">Acquisto</text:span><text:span text:style-name="T62"> di un </text:span><text:span text:style-name="T63">veicolo</text:span></text:p>
      <text:p text:style-name="P46"><text:tab/><text:tab/><text:tab/></text:p>
      <text:p text:style-name="P57"><text:span text:style-name="T44"><text:tab/><text:tab/></text:span><text:span text:style-name="T46">3.2.</text:span><text:span text:style-name="T49">4</text:span><text:span text:style-name="T46">.1</text:span><text:span text:style-name="T44"> Introduzione </text:span></text:p>
      <text:p text:style-name="P57"><text:span text:style-name="T44"><text:tab/><text:tab/><text:tab/></text:span><text:span text:style-name="T31">Ogni utente registrato </text:span><text:span text:style-name="T34">(</text:span><text:span text:style-name="T35">escluse</text:span><text:span text:style-name="T34"> l</text:span><text:span text:style-name="T35">e</text:span><text:span text:style-name="T34"> concessionari</text:span><text:span text:style-name="T35">e</text:span><text:span text:style-name="T34">)</text:span><text:span text:style-name="T31"> </text:span><text:span text:style-name="T35">potrà acquistare un <text:tab/><text:tab/><text:tab/>veicolo nella sezione shop</text:span><text:span text:style-name="T31"> in cui potrà, </text:span><text:span text:style-name="T35">tramite una sezione di filtraggio, <text:tab/><text:tab/><text:tab/>ricercare la sua auto dei sogni</text:span><text:span text:style-name="T31">. </text:span><text:span text:style-name="T35">Tutte le auto che soddisfano le sue <text:tab/><text:tab/><text:tab/>richieste verranno selezionate e visualizzate nella pagine. La nostra <text:tab/><text:tab/><text:tab/>idea sarebbe quella di aggiungere un vincolo nella <text:tab/>ricerca, ossia quello <text:tab/><text:tab/><text:tab/>di visualizzare le macchine che corrispon</text:span><text:span text:style-name="T37">d</text:span><text:span text:style-name="T35">o</text:span><text:span text:style-name="T37">no</text:span><text:span text:style-name="T35"> ai SUOI requisiti ma <text:tab/><text:tab/><text:tab/>inoltre <text:tab/>dovranno essere in vendita da concessionarie/privati presenti <text:tab/><text:tab/><text:tab/>nella stessa regione dell’acquirente in modo tale da agevolare l’incontro <text:tab/><text:tab/><text:tab/>per l’acquisto della vettura.</text:span></text:p>
      <text:p text:style-name="P38"/>
      <text:p text:style-name="P57"><text:span text:style-name="T27"><text:tab/><text:tab/></text:span><text:span text:style-name="T51">3.2.</text:span><text:span text:style-name="T56">4</text:span><text:span text:style-name="T51">.</text:span><text:span text:style-name="T53">2</text:span><text:span text:style-name="T58"> In</text:span><text:span text:style-name="T60">put</text:span></text:p>
      <text:p text:style-name="P57"><text:span text:style-name="T60"><text:tab/><text:tab/><text:tab/></text:span><text:span text:style-name="T35">Una volta che ci si è recati all’interno della sezione “shop” si potrà <text:tab/><text:tab/><text:tab/>notare un menù di filtraggio da cui si potranno inserire tutti i vari filtri per <text:tab/><text:tab/><text:tab/>la ricerca dell’auto dei propri sogni. </text:span></text:p>
      <text:p text:style-name="P46"/>
      <text:p text:style-name="P57"><text:tab/><text:tab/><text:span text:style-name="T51">3.2.</text:span><text:span text:style-name="T56">4</text:span><text:span text:style-name="T51">.</text:span><text:span text:style-name="T52">3</text:span><text:span text:style-name="T58"> </text:span><text:span text:style-name="T59">Elaborazione</text:span></text:p>
      <text:p text:style-name="P57"><text:span text:style-name="T58"><text:tab/><text:tab/></text:span><text:span text:style-name="T39"> <text:tab/></text:span><text:span text:style-name="T36">Una volta selezionata la macchina si aprirà una pagina con tutte le <text:tab/><text:tab/><text:tab/>informazioni dell’auto e la possibilità di contattare il venditore per <text:tab/><text:tab/><text:tab/><text:tab/>procedere all’acquisto della vettura.</text:span></text:p>
      <text:p text:style-name="P38"/>
      <text:p text:style-name="P57"><text:span text:style-name="T27"><text:tab/><text:tab/></text:span><text:span text:style-name="T51">3.2.</text:span><text:span text:style-name="T56">4</text:span><text:span text:style-name="T51">.</text:span><text:span text:style-name="T52">4</text:span><text:span text:style-name="T58"> </text:span><text:span text:style-name="T59">Output</text:span></text:p>
      <text:p text:style-name="P57"><text:span text:style-name="T58"><text:tab/><text:tab/></text:span><text:span text:style-name="T39"> <text:tab/></text:span><text:span text:style-name="T36">La parte di acquisto della vettura avverrà al di fuori della nostra <text:tab/><text:tab/><text:tab/><text:tab/>piattaforma in quanto non ci sarà un processo di spedizione del veicolo <text:tab/><text:tab/><text:tab/>ma un vero e proprio incontro tra acquirente e venditore.</text:span></text:p>
      <text:p text:style-name="P89"/>
      <text:p text:style-name="P59"><text:span text:style-name="T36"><text:tab/></text:span><text:span text:style-name="T51">3.2.</text:span><text:span text:style-name="T56">5</text:span><text:span text:style-name="T58"> </text:span><text:span text:style-name="T65">Vendita</text:span><text:span text:style-name="T62"> di un </text:span><text:span text:style-name="T63">veicolo</text:span></text:p>
      <text:p text:style-name="P47"><text:tab/><text:tab/><text:tab/></text:p>
      <text:p text:style-name="P59"><text:span text:style-name="T44"><text:tab/><text:tab/></text:span><text:span text:style-name="T46">3.2.</text:span><text:span text:style-name="T49">5</text:span><text:span text:style-name="T46">.1</text:span><text:span text:style-name="T44"> Introduzione </text:span></text:p>
      <text:p text:style-name="P59"><text:span text:style-name="T44"><text:tab/><text:tab/><text:tab/></text:span><text:span text:style-name="T31">Ogni utente registrato </text:span><text:span text:style-name="T34">(</text:span><text:span text:style-name="T35">escluse</text:span><text:span text:style-name="T34"> l</text:span><text:span text:style-name="T35">e</text:span><text:span text:style-name="T34"> concessionari</text:span><text:span text:style-name="T35">e</text:span><text:span text:style-name="T34">)</text:span><text:span text:style-name="T31"> </text:span><text:span text:style-name="T35">potrà acquistare un <text:tab/><text:tab/><text:tab/>veicolo nella sezione shop</text:span><text:span text:style-name="T31"> in cui potrà, </text:span><text:span text:style-name="T35">tramite una sezione di filtraggio, <text:tab/><text:tab/><text:tab/>ricercare la sua auto dei sogni</text:span><text:span text:style-name="T31">. </text:span><text:span text:style-name="T35">Tutte le auto che soddisfano le sue <text:tab/><text:tab/><text:tab/>richieste verranno selezionate e visualizzate nella pagine. La nostra <text:tab/><text:tab/><text:tab/>idea sarebbe quella di aggiungere un vincolo nella <text:tab/>ricerca, ossia quello <text:tab/><text:tab/><text:tab/>di visualizzare le macchine che corrispono ai SUOI requisiti ma inoltre <text:tab/><text:tab/><text:tab/>dovranno essere in vendita da concessionarie/privati presenti nella <text:tab/><text:tab/><text:tab/>stessa regione dell’acquirente in modo tale da agevolare l’incontro per <text:tab/><text:tab/><text:tab/>l’acquisto della vettura.</text:span></text:p>
      <text:p text:style-name="P39"/>
      <text:p text:style-name="P59"><text:span text:style-name="T27"><text:tab/><text:tab/></text:span><text:span text:style-name="T51">3.2.</text:span><text:span text:style-name="T56">5</text:span><text:span text:style-name="T51">.</text:span><text:span text:style-name="T53">2</text:span><text:span text:style-name="T58"> In</text:span><text:span text:style-name="T60">put</text:span></text:p>
      <text:p text:style-name="P59"><text:soft-page-break/><text:span text:style-name="T60"><text:tab/><text:tab/><text:tab/></text:span><text:span text:style-name="T35">Una volta che ci si è recati all’interno della sezione “shop” si potrà <text:tab/><text:tab/><text:tab/>notare un menù di filtraggio da cui si potranno inserire tutti i vari filtri per <text:tab/><text:tab/><text:tab/>la ricerca dell’auto dei propri sogni. </text:span></text:p>
      <text:p text:style-name="P47"/>
      <text:p text:style-name="P59"><text:tab/><text:tab/><text:span text:style-name="T51">3.2.</text:span><text:span text:style-name="T56">5</text:span><text:span text:style-name="T51">.</text:span><text:span text:style-name="T52">3</text:span><text:span text:style-name="T58"> </text:span><text:span text:style-name="T59">Elaborazione</text:span></text:p>
      <text:p text:style-name="P59"><text:span text:style-name="T58"><text:tab/><text:tab/></text:span><text:span text:style-name="T39"> <text:tab/></text:span><text:span text:style-name="T36">Una volta selezionata la macchina si aprirà una pagina con tutte le <text:tab/><text:tab/><text:tab/>informazioni dell’auto e la possibilità di contattare il venditore per <text:tab/><text:tab/><text:tab/><text:tab/>procedere all’acquisto della vettura.</text:span></text:p>
      <text:p text:style-name="P39"/>
      <text:p text:style-name="P59"><text:span text:style-name="T27"><text:tab/><text:tab/></text:span><text:span text:style-name="T51">3.2.</text:span><text:span text:style-name="T56">5</text:span><text:span text:style-name="T51">.</text:span><text:span text:style-name="T52">4</text:span><text:span text:style-name="T58"> </text:span><text:span text:style-name="T59">Output</text:span></text:p>
      <text:p text:style-name="P59"><text:span text:style-name="T58"><text:tab/><text:tab/></text:span><text:span text:style-name="T39"> <text:tab/></text:span><text:span text:style-name="T36">La parte di acquisto della vettura avverrà al di fuori della nostra <text:tab/><text:tab/><text:tab/><text:tab/>piattaforma in quanto non ci sarà un processo di spedizione del veicolo <text:tab/><text:tab/><text:tab/>ma un vero e proprio incontro tra acquirente e venditore.</text:span></text:p>
      <text:p text:style-name="P116"/>
      <text:p text:style-name="P48"/>
      <text:list xml:id="list130411953650675" text:continue-numbering="true" text:style-name="L2">
        <text:list-item>
          <text:list>
            <text:list-item>
              <text:p text:style-name="P139"><text:span text:style-name="T10">R</text:span><text:span text:style-name="T11">equisiti </text:span><text:span text:style-name="T12">prestazionali</text:span></text:p>
              <text:p text:style-name="P83"/>
              <text:list>
                <text:list-item>
                  <text:p text:style-name="P143"><text:span text:style-name="T17">R</text:span><text:span text:style-name="T16">elativi al tempo</text:span></text:p>
                  <text:list>
                    <text:list-item>
                      <text:list>
                        <text:list-header>
                          <text:p text:style-name="P102">Il web server che ci farà da hosting dovrà disporre di una buona connessione Internet per permettere al sito una buona reattività nei caricamenti delle pagine e nell’elaborazione dei calcoli (che dipenderà <text:span text:style-name="T102">anche e</text:span> soprattutto da una buona programmazione lato back-end).</text:p>
                        </text:list-header>
                      </text:list>
                    </text:list-item>
                  </text:list>
                </text:list-item>
              </text:list>
              <text:p text:style-name="P113"/>
              <text:list text:continue-numbering="true">
                <text:list-item>
                  <text:p text:style-name="P140"><text:span text:style-name="T15"><text:s/></text:span><text:span text:style-name="T17">R</text:span><text:span text:style-name="T18">elativi all’efficienza</text:span></text:p>
                  <text:list>
                    <text:list-item>
                      <text:list>
                        <text:list-header>
                          <text:p text:style-name="P144"><text:span text:style-name="T2">Il sito dovrà sicuramente funzionare, quindi permettere qualsiasi </text:span><text:span text:style-name="T3">tipologia di interazione messa a disposizione per i client e inoltre permettere al client, tramite una sezione di filtraggio, qualsi</text:span><text:span text:style-name="T4">a</text:span><text:span text:style-name="T3">si tipologia di ricerca essi voglia fare</text:span><text:span text:style-name="T1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35804834" text:style-name="L6">
        <text:list-item>
          <text:p text:style-name="P147"><text:span text:style-name="T40"><text:s text:c="2"/>R</text:span><text:span text:style-name="T41">elativi all’estetica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8"><text:span text:style-name="T41"><text:s text:c="2"/><text:tab/><text:tab/><text:tab/></text:span><text:span text:style-name="T29">Il sito dovrà presentarsi possibilmente in uno stato attraente per il client in modo tale <text:tab/><text:tab/><text:tab/>da attirare la sua attenzione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><text:tab/><text:tab/><text:tab/><text:tab/><text:tab/></text:p>
      <text:p text:style-name="P27"/>
      <text:list xml:id="list130413179849230" text:continue-list="list130411953650675" text:style-name="L2">
        <text:list-item>
          <text:list>
            <text:list-item>
              <text:p text:style-name="P145"><text:span text:style-name="T14">V</text:span><text:span text:style-name="T13">incoli di progettazione</text:span></text:p>
            </text:list-item>
          </text:list>
        </text:list-item>
      </text:list>
      <text:p text:style-name="P26"/>
      <text:list xml:id="list130412028895196" text:continue-numbering="true" text:style-name="L2">
        <text:list-item>
          <text:list>
            <text:list-item>
              <text:list>
                <text:list-item>
                  <text:p text:style-name="P103"><text:span text:style-name="T94">Tempo</text:span><text:span text:style-name="T69">: il vincolo del tempo implica la realizzazione del software entro un tempo prestabilito dal </text:span><text:span text:style-name="T72">consiglio di classe relativo al progetto di PCTO</text:span><text:span text:style-name="T69">.</text:span></text:p>
                </text:list-item>
                <text:list-item>
                  <text:p text:style-name="P104"><text:span text:style-name="T94">Obiettivi</text:span><text:span text:style-name="T69">: gli obiettivi stabiliti per la realizzazione del progetto sono vincoli del progetto stesso, </text:span><text:span text:style-name="T71">da raggiungere per la conclusione del progetto.</text:span></text:p>
                </text:list-item>
                <text:list-item>
                  <text:p text:style-name="P105"><text:span text:style-name="T94">Costi</text:span><text:span text:style-name="T69">: i costi riguardano l’intera apparecchiatura hardware-software necessaria alla realizzazione del progetto.</text:span></text:p>
                </text:list-item>
              </text:list>
            </text:list-item>
          </text:list>
        </text:list-item>
      </text:list>
      <text:p text:style-name="P25"/>
      <text:p text:style-name="P28"/>
      <text:list xml:id="list130411435033963" text:continue-numbering="true" text:style-name="L2">
        <text:list-item>
          <text:list>
            <text:list-item>
              <text:p text:style-name="P112">Requisiti logici del database</text:p>
            </text:list-item>
          </text:list>
        </text:list-item>
      </text:list>
      <text:p text:style-name="P26"/>
      <text:list xml:id="list130411399306744" text:continue-numbering="true" text:style-name="L2">
        <text:list-item>
          <text:list>
            <text:list-item>
              <text:list>
                <text:list-header>
                  <text:p text:style-name="P90">Per la realizzazione del sito “Health-Delivery” sarà necessario l’utilizzo di un RDBMS (Relational Database Managment System). Abbiamo optato per l’utilizzo di MySql.</text:p>
                </text:list-header>
              </text:list>
            </text:list-item>
          </text:list>
        </text:list-item>
      </text:list>
      <text:p text:style-name="P30"/>
      <text:p text:style-name="P33">Entità analizzate:</text:p>
      <text:p text:style-name="P31"><text:soft-page-break/></text:p>
      <text:p text:style-name="P40">Cliente</text:p>
      <text:list xml:id="list3855799677" text:style-name="L7">
        <text:list-item>
          <text:p text:style-name="P106">IDCliente</text:p>
        </text:list-item>
        <text:list-item>
          <text:p text:style-name="P91">Nome</text:p>
        </text:list-item>
        <text:list-item>
          <text:p text:style-name="P91">Cognome</text:p>
        </text:list-item>
        <text:list-item>
          <text:p text:style-name="P91">Data di nascita</text:p>
        </text:list-item>
        <text:list-item>
          <text:p text:style-name="P94">Telefono</text:p>
        </text:list-item>
        <text:list-item>
          <text:p text:style-name="P91">Email </text:p>
        </text:list-item>
        <text:list-item>
          <text:p text:style-name="P91">Password</text:p>
        </text:list-item>
      </text:list>
      <text:p text:style-name="P31"/>
      <text:p text:style-name="P114">Concessionaria</text:p>
      <text:list xml:id="list230255235" text:style-name="L8">
        <text:list-item>
          <text:p text:style-name="P107">IDConcessionaria</text:p>
        </text:list-item>
        <text:list-item>
          <text:p text:style-name="P95">RagioneSociale</text:p>
        </text:list-item>
        <text:list-item>
          <text:p text:style-name="P95">PartitaIVA</text:p>
        </text:list-item>
        <text:list-item>
          <text:p text:style-name="P95">Indirizzo</text:p>
        </text:list-item>
        <text:list-item>
          <text:p text:style-name="P92">CAP</text:p>
        </text:list-item>
        <text:list-item>
          <text:p text:style-name="P92">Città</text:p>
        </text:list-item>
        <text:list-item>
          <text:p text:style-name="P101">Telefono</text:p>
        </text:list-item>
        <text:list-item>
          <text:p text:style-name="P101">Email</text:p>
        </text:list-item>
        <text:list-item>
          <text:p text:style-name="P101">Password</text:p>
        </text:list-item>
      </text:list>
      <text:p text:style-name="P31"/>
      <text:p text:style-name="P115">Carburante</text:p>
      <text:list xml:id="list259848179" text:style-name="L17">
        <text:list-item>
          <text:p text:style-name="P109">IDCarburante</text:p>
        </text:list-item>
        <text:list-item>
          <text:p text:style-name="P98">Nome</text:p>
        </text:list-item>
      </text:list>
      <text:p text:style-name="P115"/>
      <text:p text:style-name="P115">Marca</text:p>
      <text:list xml:id="list3947230526" text:style-name="L18">
        <text:list-item>
          <text:p text:style-name="P110">IDMarca</text:p>
        </text:list-item>
        <text:list-item>
          <text:p text:style-name="P99">Nome</text:p>
        </text:list-item>
      </text:list>
      <text:p text:style-name="P31"/>
      <text:p text:style-name="P114">Automobile</text:p>
      <text:list xml:id="list3526973734" text:style-name="L9">
        <text:list-item>
          <text:p text:style-name="P108">IDAutomobile</text:p>
        </text:list-item>
        <text:list-item>
          <text:p text:style-name="P96">Targa</text:p>
        </text:list-item>
        <text:list-item>
          <text:p text:style-name="P96">Modello</text:p>
        </text:list-item>
        <text:list-item>
          <text:p text:style-name="P96">Cilindrata</text:p>
        </text:list-item>
        <text:list-item>
          <text:p text:style-name="P96">Cavalli</text:p>
        </text:list-item>
        <text:list-item>
          <text:p text:style-name="P96">Potenza</text:p>
        </text:list-item>
        <text:list-item>
          <text:p text:style-name="P96">Stato</text:p>
        </text:list-item>
        <text:list-item>
          <text:p text:style-name="P96">KMPercorsi</text:p>
        </text:list-item>
        <text:list-item>
          <text:p text:style-name="P96">AnnoDiProduzione</text:p>
        </text:list-item>
        <text:list-item>
          <text:p text:style-name="P96">NumeroProprietari</text:p>
        </text:list-item>
        <text:list-item>
          <text:p text:style-name="P96">Prezzo</text:p>
        </text:list-item>
        <text:list-item>
          <text:p text:style-name="P96">FK_Marca</text:p>
        </text:list-item>
        <text:list-item>
          <text:p text:style-name="P96">FK_<text:span text:style-name="T109">Carburante</text:span></text:p>
        </text:list-item>
        <text:list-item>
          <text:p text:style-name="P97">FK_Concessionaria</text:p>
        </text:list-item>
      </text:list>
      <text:p text:style-name="P32"/>
      <text:p text:style-name="P115">Ordine</text:p>
      <text:list xml:id="list3798288204" text:style-name="L10">
        <text:list-item>
          <text:p text:style-name="P111">IDOrdine</text:p>
        </text:list-item>
        <text:list-item>
          <text:p text:style-name="P100">Data</text:p>
        </text:list-item>
        <text:list-item>
          <text:p text:style-name="P100">Totale</text:p>
        </text:list-item>
        <text:list-item>
          <text:p text:style-name="P100">FK_Automobile</text:p>
        </text:list-item>
        <text:list-item>
          <text:p text:style-name="P100"><text:soft-page-break/>FK_Client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  <style:font-face style:name="Sans-serif" svg:font-family="Sans-serif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>
      <style:text-properties style:font-name="Sans-serif" fo:font-family="Sans-serif" style:font-family-generic="swiss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16:10:18.355000000</meta:creation-date>
    <meta:generator>LibreOffice/7.2.3.2$Windows_X86_64 LibreOffice_project/d166454616c1632304285822f9c83ce2e660fd92</meta:generator>
    <dc:date>2022-03-06T12:40:32.627000000</dc:date>
    <meta:editing-duration>PT6H25M</meta:editing-duration>
    <meta:editing-cycles>43</meta:editing-cycles>
    <meta:document-statistic meta:table-count="0" meta:image-count="0" meta:object-count="0" meta:page-count="9" meta:paragraph-count="240" meta:word-count="1912" meta:character-count="13658" meta:non-whitespace-character-count="11491"/>
  </office:meta>
</office:document-meta>
</file>